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IPA Pゴシック" svg:font-family="'IPA Pゴシック'" style:font-family-generic="system" style:font-pitch="variable"/>
    <style:font-face style:name="IPA明朝" svg:font-family="IPA明朝" style:font-family-generic="system" style:font-pitch="variable"/>
    <style:font-face style:name="Unifont" svg:font-family="Unifont" style:font-family-generic="system" style:font-pitch="variable"/>
    <style:font-face style:name="VL ゴシック" svg:font-family="'VL 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ffd7" draw:textarea-horizontal-align="justify" draw:textarea-vertical-align="middle" draw:auto-grow-height="false" fo:min-height="3.75cm" fo:min-width="4cm"/>
    </style:style>
    <style:style style:name="gr2" style:family="graphic" style:parent-style-name="standard">
      <style:graphic-properties draw:textarea-horizontal-align="justify" draw:textarea-vertical-align="middle" draw:auto-grow-height="false" fo:min-height="0.911cm" fo:min-width="2.001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4" style:family="graphic" style:parent-style-name="standard">
      <style:graphic-properties draw:stroke="none" draw:fill-color="#ffb66c" draw:textarea-horizontal-align="justify" draw:textarea-vertical-align="middle" draw:auto-grow-height="false" fo:min-height="3.75cm" fo:min-width="4cm"/>
    </style:style>
    <style:style style:name="gr5" style:family="graphic" style:parent-style-name="objectwithoutfill">
      <style:graphic-properties svg:stroke-width="0.081cm" svg:stroke-color="#ff4000" draw:marker-start-width="0.321cm" draw:marker-end="線の終点_20_21" draw:marker-end-width="0.421cm" draw:fill="none" draw:textarea-vertical-align="middle" fo:padding-top="0.165cm" fo:padding-bottom="0.165cm" fo:padding-left="0.29cm" fo:padding-right="0.29cm"/>
      <style:paragraph-properties style:writing-mode="lr-tb"/>
    </style:style>
    <style:style style:name="gr6" style:family="graphic" style:parent-style-name="objectwithoutfill">
      <style:graphic-properties svg:stroke-width="0.053cm" svg:stroke-color="#00a933" draw:marker-start-width="0.279cm" draw:marker-end="線の終点_20_18" draw:marker-end-width="0.379cm" draw:fill="none" draw:textarea-vertical-align="middle" fo:padding-top="0.151cm" fo:padding-bottom="0.151cm" fo:padding-left="0.276cm" fo:padding-right="0.276cm"/>
    </style:style>
    <style:style style:name="gr7" style:family="graphic" style:parent-style-name="objectwithoutfill">
      <style:graphic-properties svg:stroke-width="0.053cm" svg:stroke-color="#ff4000" draw:marker-start-width="0.279cm" draw:marker-end="線の終点_20_2" draw:marker-end-width="0.379cm" draw:fill="none" draw:textarea-vertical-align="middle" fo:padding-top="0.151cm" fo:padding-bottom="0.151cm" fo:padding-left="0.276cm" fo:padding-right="0.276cm"/>
      <style:paragraph-properties style:writing-mode="lr-tb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svg:stroke-color="#ff0000" draw:fill-color="#ff0000" draw:textarea-horizontal-align="justify" draw:textarea-vertical-align="middle" draw:auto-grow-height="false" fo:min-height="0.813cm" fo:min-width="0.421cm"/>
    </style:style>
    <style:style style:name="gr10" style:family="graphic" style:parent-style-name="standard">
      <style:graphic-properties svg:stroke-color="#81d41a" draw:fill-color="#77bc65" draw:textarea-horizontal-align="justify" draw:textarea-vertical-align="middle" draw:auto-grow-height="false" fo:min-height="1.938cm" fo:min-width="0.501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1.967cm" fo:min-width="5.801cm"/>
      <style:paragraph-properties style:writing-mode="lr-tb"/>
    </style:style>
    <style:style style:name="gr12" style:family="graphic" style:parent-style-name="standard">
      <style:graphic-properties svg:stroke-color="#81d41a" draw:fill-color="#77bc65" draw:textarea-horizontal-align="justify" draw:textarea-vertical-align="middle" draw:auto-grow-height="false" fo:min-height="2.72cm" fo:min-width="0.963cm"/>
      <style:paragraph-properties style:writing-mode="lr-tb"/>
    </style:style>
    <style:style style:name="gr13" style:family="graphic" style:parent-style-name="objectwithoutfill">
      <style:graphic-properties svg:stroke-width="0.053cm" draw:marker-start-width="0.279cm" draw:marker-end="線の終点_20_5" draw:marker-end-width="0.379cm" draw:fill="none" draw:textarea-vertical-align="middle" fo:padding-top="0.151cm" fo:padding-bottom="0.151cm" fo:padding-left="0.276cm" fo:padding-right="0.276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5" style:family="graphic" style:parent-style-name="standard">
      <style:graphic-properties svg:stroke-color="#000000" draw:fill-color="#ffd428" draw:textarea-horizontal-align="justify" draw:textarea-vertical-align="middle" draw:auto-grow-height="false" fo:min-height="0.912cm" fo:min-width="2.501cm"/>
      <style:paragraph-properties style:writing-mode="lr-tb"/>
    </style:style>
    <style:style style:name="gr16" style:family="graphic" style:parent-style-name="objectwithoutfill">
      <style:graphic-properties svg:stroke-width="0.053cm" draw:marker-start-width="0.279cm" draw:marker-end="線の終点_20_6" draw:marker-end-width="0.379cm" draw:fill="none" draw:textarea-vertical-align="middle" fo:padding-top="0.151cm" fo:padding-bottom="0.151cm" fo:padding-left="0.276cm" fo:padding-right="0.276cm"/>
    </style:style>
    <style:style style:name="gr17" style:family="graphic" style:parent-style-name="objectwithoutfill">
      <style:graphic-properties svg:stroke-width="0.053cm" draw:marker-start-width="0.279cm" draw:marker-end="線の終点_20_7" draw:marker-end-width="0.379cm" draw:fill="none" draw:textarea-vertical-align="middle" fo:padding-top="0.151cm" fo:padding-bottom="0.151cm" fo:padding-left="0.276cm" fo:padding-right="0.276cm"/>
    </style:style>
    <style:style style:name="gr18" style:family="graphic" style:parent-style-name="objectwithoutfill">
      <style:graphic-properties svg:stroke-width="0.053cm" draw:marker-start-width="0.279cm" draw:marker-end="線の終点_20_8" draw:marker-end-width="0.379cm" draw:fill="none" draw:textarea-vertical-align="middle" fo:padding-top="0.151cm" fo:padding-bottom="0.151cm" fo:padding-left="0.276cm" fo:padding-right="0.276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0.846cm"/>
      <style:paragraph-properties style:writing-mode="lr-tb"/>
    </style:style>
    <style:style style:name="gr20" style:family="graphic" style:parent-style-name="objectwithoutfill">
      <style:graphic-properties svg:stroke-width="0.053cm" draw:marker-start-width="0.279cm" draw:marker-end="線の終点_20_2" draw:marker-end-width="0.379cm" draw:fill="none" draw:textarea-vertical-align="middle" fo:padding-top="0.151cm" fo:padding-bottom="0.151cm" fo:padding-left="0.276cm" fo:padding-right="0.276cm"/>
      <style:paragraph-properties style:writing-mode="lr-tb"/>
    </style:style>
    <style:style style:name="gr21" style:family="graphic" style:parent-style-name="standard">
      <style:graphic-properties draw:fill-color="#d4ea6b" draw:textarea-horizontal-align="justify" draw:textarea-vertical-align="middle" draw:auto-grow-height="false" fo:min-height="1.516cm" fo:min-width="1.501cm"/>
      <style:paragraph-properties style:writing-mode="lr-tb"/>
    </style:style>
    <style:style style:name="gr22" style:family="graphic" style:parent-style-name="standard">
      <style:graphic-properties svg:stroke-color="#ff0000" draw:fill-color="#ff0000" draw:textarea-horizontal-align="justify" draw:textarea-vertical-align="middle" draw:auto-grow-height="false" fo:min-height="1.66cm" fo:min-width="1.268cm"/>
    </style:style>
    <style:style style:name="gr23" style:family="graphic" style:parent-style-name="objectwithoutfill">
      <style:graphic-properties draw:marker-end="線の終点_20_2" draw:marker-end-width="0.3cm" draw:fill="none" draw:textarea-vertical-align="middle"/>
      <style:paragraph-properties style:writing-mode="lr-tb"/>
    </style:style>
    <style:style style:name="gr24" style:family="graphic" style:parent-style-name="objectwithoutfill">
      <style:graphic-properties draw:marker-end="線の終点_20_5" draw:marker-end-width="0.3cm" draw:fill="none" draw:textarea-vertical-align="middle"/>
      <style:paragraph-properties style:writing-mode="lr-tb"/>
    </style:style>
    <style:style style:name="gr25" style:family="graphic" style:parent-style-name="objectwithoutfill">
      <style:graphic-properties draw:marker-end="線の終点_20_6" draw:marker-end-width="0.3cm" draw:fill="none" draw:textarea-vertical-align="middle"/>
    </style:style>
    <style:style style:name="gr26" style:family="graphic" style:parent-style-name="objectwithoutfill">
      <style:graphic-properties draw:marker-end="線の終点_20_7" draw:marker-end-width="0.3cm" draw:fill="none" draw:textarea-vertical-align="middle"/>
    </style:style>
    <style:style style:name="gr27" style:family="graphic" style:parent-style-name="objectwithoutfill">
      <style:graphic-properties draw:marker-end="線の終点_20_8" draw:marker-end-width="0.3cm" draw:fill="none" draw:textarea-vertical-align="middle"/>
    </style:style>
    <style:style style:name="gr28" style:family="graphic" style:parent-style-name="standard">
      <style:graphic-properties draw:stroke="none" draw:fill-color="#ffb66c" draw:textarea-horizontal-align="justify" draw:textarea-vertical-align="middle" draw:auto-grow-height="false" fo:min-height="4.25cm" fo:min-width="5cm"/>
    </style:style>
    <style:style style:name="gr29" style:family="graphic" style:parent-style-name="standard">
      <style:graphic-properties draw:stroke="none" draw:fill-color="#ffb66c" draw:textarea-horizontal-align="justify" draw:textarea-vertical-align="middle" draw:auto-grow-height="false" fo:min-height="10.75cm" fo:min-width="9.3cm"/>
    </style:style>
    <style:style style:name="gr30" style:family="graphic" style:parent-style-name="standard">
      <style:graphic-properties draw:fill-color="#ffffd7" draw:textarea-horizontal-align="justify" draw:textarea-vertical-align="middle" draw:auto-grow-height="false" fo:min-height="6.75cm" fo:min-width="8cm"/>
    </style:style>
    <style:style style:name="gr31" style:family="graphic" style:parent-style-name="standard">
      <style:graphic-properties draw:fill-color="#ffaa95" draw:textarea-horizontal-align="justify" draw:textarea-vertical-align="middle" draw:auto-grow-height="false" fo:min-height="1.075cm" fo:min-width="2.501cm"/>
      <style:paragraph-properties style:writing-mode="lr-tb"/>
    </style:style>
    <style:style style:name="gr32" style:family="graphic" style:parent-style-name="objectwithoutfill">
      <style:graphic-properties draw:marker-end="線の終点_20_9" draw:marker-end-width="0.3cm" draw:fill="none" draw:textarea-vertical-align="middle"/>
    </style:style>
    <style:style style:name="gr33" style:family="graphic" style:parent-style-name="standard">
      <style:graphic-properties draw:fill-color="#81d41a" draw:textarea-horizontal-align="justify" draw:textarea-vertical-align="middle" draw:auto-grow-height="false" fo:min-height="0.911cm" fo:min-width="2.001cm"/>
      <style:paragraph-properties style:writing-mode="lr-tb"/>
    </style:style>
    <style:style style:name="gr34" style:family="graphic" style:parent-style-name="objectwithoutfill">
      <style:graphic-properties svg:stroke-width="0.053cm" draw:marker-start-width="0.279cm" draw:marker-end="線の終点_20_10" draw:marker-end-width="0.379cm" draw:fill="none" draw:textarea-vertical-align="middle" fo:padding-top="0.151cm" fo:padding-bottom="0.151cm" fo:padding-left="0.276cm" fo:padding-right="0.276cm"/>
    </style:style>
    <style:style style:name="gr35" style:family="graphic" style:parent-style-name="objectwithoutfill">
      <style:graphic-properties svg:stroke-width="0.053cm" draw:marker-start-width="0.279cm" draw:marker-end="線の終点_20_11" draw:marker-end-width="0.379cm" draw:fill="none" draw:textarea-vertical-align="middle" fo:padding-top="0.151cm" fo:padding-bottom="0.151cm" fo:padding-left="0.276cm" fo:padding-right="0.276cm"/>
    </style:style>
    <style:style style:name="gr36" style:family="graphic" style:parent-style-name="standard">
      <style:graphic-properties draw:fill-color="#ffffd7" draw:textarea-horizontal-align="justify" draw:textarea-vertical-align="middle" draw:auto-grow-height="false" fo:min-height="3.25cm" fo:min-width="6.5cm"/>
      <style:paragraph-properties style:writing-mode="lr-tb"/>
    </style:style>
    <style:style style:name="gr37" style:family="graphic" style:parent-style-name="standard">
      <style:graphic-properties draw:fill-color="#ffb66c" draw:textarea-horizontal-align="justify" draw:textarea-vertical-align="middle" draw:auto-grow-height="false" fo:min-height="2.25cm" fo:min-width="4.5cm"/>
      <style:paragraph-properties style:writing-mode="lr-tb"/>
    </style:style>
    <style:style style:name="gr38" style:family="graphic" style:parent-style-name="objectwithoutfill">
      <style:graphic-properties svg:stroke-width="0.053cm" svg:stroke-color="#00a933" draw:marker-start-width="0.279cm" draw:marker-end="線の終点_20_17" draw:marker-end-width="0.379cm" draw:fill="none" draw:textarea-vertical-align="middle" fo:padding-top="0.151cm" fo:padding-bottom="0.151cm" fo:padding-left="0.276cm" fo:padding-right="0.276cm"/>
    </style:style>
    <style:style style:name="gr39" style:family="graphic" style:parent-style-name="standard">
      <style:graphic-properties svg:stroke-width="0.081cm" svg:stroke-color="#780373" draw:marker-start-width="0.322cm" draw:marker-end-width="0.322cm" draw:fill="none" draw:textarea-horizontal-align="justify" draw:textarea-vertical-align="middle" draw:auto-grow-height="false" fo:min-height="7.668cm" fo:min-width="3.918cm" fo:padding-top="0.166cm" fo:padding-bottom="0.166cm" fo:padding-left="0.291cm" fo:padding-right="0.291cm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  <style:paragraph-properties style:writing-mode="lr-tb"/>
    </style:style>
    <style:style style:name="gr41" style:family="graphic" style:parent-style-name="objectwithoutfill">
      <style:graphic-properties svg:stroke-width="0.081cm" svg:stroke-color="#ff4000" draw:marker-start-width="0.321cm" draw:marker-end="線の終点_20_21" draw:marker-end-width="0.421cm" draw:fill="none" draw:textarea-vertical-align="middle" fo:padding-top="0.165cm" fo:padding-bottom="0.165cm" fo:padding-left="0.29cm" fo:padding-right="0.29cm"/>
    </style:style>
    <style:style style:name="gr42" style:family="graphic" style:parent-style-name="standard">
      <style:graphic-properties svg:stroke-width="0.081cm" svg:stroke-color="#3465a4" draw:marker-start-width="0.322cm" draw:marker-end-width="0.322cm" draw:fill="none" draw:textarea-horizontal-align="justify" draw:textarea-vertical-align="middle" draw:auto-grow-height="false" fo:min-height="4.67cm" fo:min-width="2.918cm" fo:padding-top="0.166cm" fo:padding-bottom="0.166cm" fo:padding-left="0.291cm" fo:padding-right="0.291cm"/>
    </style:style>
    <style:style style:name="gr43" style:family="graphic" style:parent-style-name="objectwithoutfill">
      <style:graphic-properties draw:marker-end="線の終点_20_17" draw:marker-end-width="0.3cm" draw:fill="none" draw:textarea-vertical-align="middle"/>
    </style:style>
    <style:style style:name="gr44" style:family="graphic" style:parent-style-name="objectwithoutfill">
      <style:graphic-properties draw:marker-end="線の終点_20_18" draw:marker-end-width="0.3cm" draw:fill="none" draw:textarea-vertical-align="middle"/>
    </style:style>
    <style:style style:name="gr45" style:family="graphic" style:parent-style-name="standard">
      <style:graphic-properties svg:stroke-color="#000000" draw:fill-color="#ffd428" draw:textarea-horizontal-align="justify" draw:textarea-vertical-align="middle" draw:auto-grow-height="false" fo:min-height="0.912cm" fo:min-width="3.401cm"/>
      <style:paragraph-properties style:writing-mode="lr-tb"/>
    </style:style>
    <style:style style:name="gr46" style:family="graphic" style:parent-style-name="standard">
      <style:graphic-properties draw:fill-color="#ffffd7" draw:textarea-horizontal-align="justify" draw:textarea-vertical-align="middle" draw:auto-grow-height="false" fo:min-height="0.75cm" fo:min-width="4cm"/>
    </style:style>
    <style:style style:name="gr47" style:family="graphic" style:parent-style-name="standard">
      <style:graphic-properties draw:fill-color="#ffffd7" draw:textarea-horizontal-align="justify" draw:textarea-vertical-align="middle" draw:auto-grow-height="false" fo:min-height="0.75cm" fo:min-width="4.5cm"/>
    </style:style>
    <style:style style:name="gr48" style:family="graphic" style:parent-style-name="standard">
      <style:graphic-properties draw:fill-color="#ffb66c" draw:textarea-horizontal-align="justify" draw:textarea-vertical-align="middle" draw:auto-grow-height="false" fo:min-height="3.75cm" fo:min-width="11cm"/>
    </style:style>
    <style:style style:name="gr49" style:family="graphic" style:parent-style-name="standard">
      <style:graphic-properties draw:fill-color="#ffffd7" draw:textarea-horizontal-align="justify" draw:textarea-vertical-align="middle" draw:auto-grow-height="false" fo:min-height="0.75cm" fo:min-width="1.6cm"/>
    </style:style>
    <style:style style:name="gr50" style:family="graphic" style:parent-style-name="standard">
      <style:graphic-properties draw:fill-color="#ffffd7" draw:textarea-horizontal-align="justify" draw:textarea-vertical-align="middle" draw:auto-grow-height="false" fo:min-height="0.75cm" fo:min-width="2.6cm"/>
    </style:style>
    <style:style style:name="gr51" style:family="graphic" style:parent-style-name="objectwithoutfill">
      <style:graphic-properties svg:stroke-width="0.053cm" draw:marker-start-width="0.279cm" draw:marker-end="線の終点_20_19" draw:marker-end-width="0.379cm" draw:fill="none" draw:textarea-vertical-align="middle" fo:padding-top="0.151cm" fo:padding-bottom="0.151cm" fo:padding-left="0.276cm" fo:padding-right="0.276cm"/>
    </style:style>
    <style:style style:name="pr1" style:family="presentation" style:parent-style-name="標準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d7"/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-color="#ffb66c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/>
      <style:paragraph-properties fo:text-align="center" style:writing-mode="lr-tb"/>
      <style:text-properties fo:font-size="32pt" style:font-size-asian="32pt" style:font-size-complex="32pt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loext:graphic-properties draw:fill-color="#ff0000"/>
      <style:paragraph-properties fo:text-align="center"/>
    </style:style>
    <style:style style:name="P9" style:family="paragraph">
      <loext:graphic-properties draw:fill-color="#77bc65"/>
      <style:paragraph-properties fo:text-align="center" style:writing-mode="lr-tb"/>
    </style:style>
    <style:style style:name="P10" style:family="paragraph">
      <style:paragraph-properties fo:text-align="center"/>
    </style:style>
    <style:style style:name="P11" style:family="paragraph">
      <loext:graphic-properties draw:fill="none"/>
      <style:paragraph-properties fo:text-align="center" style:writing-mode="lr-tb"/>
    </style:style>
    <style:style style:name="P12" style:family="paragraph">
      <loext:graphic-properties draw:fill-color="#ffd428"/>
      <style:paragraph-properties fo:text-align="center" style:writing-mode="lr-tb"/>
    </style:style>
    <style:style style:name="P13" style:family="paragraph">
      <loext:graphic-properties draw:fill-color="#d4ea6b"/>
      <style:paragraph-properties fo:text-align="center" style:writing-mode="lr-tb"/>
    </style:style>
    <style:style style:name="P14" style:family="paragraph">
      <style:paragraph-properties fo:text-align="center" style:writing-mode="lr-tb"/>
      <style:text-properties fo:font-size="18pt"/>
    </style:style>
    <style:style style:name="P15" style:family="paragraph">
      <loext:graphic-properties draw:fill="none"/>
      <style:paragraph-properties fo:text-align="center" style:writing-mode="lr-tb"/>
      <style:text-properties style:font-size-asian="18pt"/>
    </style:style>
    <style:style style:name="P16" style:family="paragraph">
      <loext:graphic-properties draw:fill="none" draw:fill-color="#ffffff"/>
      <style:paragraph-properties style:writing-mode="lr-tb"/>
      <style:text-properties fo:font-size="18pt" style:font-size-asian="18pt"/>
    </style:style>
    <style:style style:name="P17" style:family="paragraph">
      <loext:graphic-properties draw:fill="none" draw:fill-color="#ffffff"/>
      <style:paragraph-properties style:writing-mode="lr-tb"/>
      <style:text-properties fo:font-size="18pt"/>
    </style:style>
    <style:style style:name="P18" style:family="paragraph">
      <loext:graphic-properties draw:fill-color="#ffd428"/>
      <style:paragraph-properties fo:text-align="center" style:writing-mode="lr-tb"/>
      <style:text-properties fo:font-size="18pt"/>
    </style:style>
    <style:style style:name="P19" style:family="paragraph">
      <loext:graphic-properties draw:fill="none" draw:fill-color="#ffffff"/>
      <style:paragraph-properties style:writing-mode="lr-tb"/>
      <style:text-properties style:font-size-asian="18pt"/>
    </style:style>
    <style:style style:name="P20" style:family="paragraph">
      <loext:graphic-properties draw:fill-color="#ffffff"/>
      <style:paragraph-properties style:writing-mode="lr-tb"/>
      <style:text-properties style:font-size-asian="20pt"/>
    </style:style>
    <style:style style:name="P21" style:family="paragraph">
      <loext:graphic-properties draw:fill-color="#ffaa95"/>
      <style:paragraph-properties fo:text-align="center" style:writing-mode="lr-tb"/>
    </style:style>
    <style:style style:name="P22" style:family="paragraph">
      <loext:graphic-properties draw:fill-color="#81d41a"/>
      <style:paragraph-properties fo:text-align="center" style:writing-mode="lr-tb"/>
    </style:style>
    <style:style style:name="P23" style:family="paragraph">
      <loext:graphic-properties draw:fill-color="#ffffd7"/>
      <style:paragraph-properties fo:text-align="center" style:writing-mode="lr-tb"/>
    </style:style>
    <style:style style:name="P24" style:family="paragraph">
      <loext:graphic-properties draw:fill-color="#ffb66c"/>
      <style:paragraph-properties fo:text-align="center" style:writing-mode="lr-tb"/>
    </style:style>
    <style:style style:name="P25" style:family="paragraph">
      <style:paragraph-properties fo:text-align="center" style:writing-mode="lr-tb"/>
      <style:text-properties fo:font-size="16pt" style:font-size-asian="16pt" style:font-size-complex="16pt"/>
    </style:style>
    <style:style style:name="P26" style:family="paragraph">
      <loext:graphic-properties draw:fill-color="#81d41a"/>
      <style:paragraph-properties fo:text-align="center" style:writing-mode="lr-tb"/>
      <style:text-properties fo:font-size="16pt" style:font-size-asian="16pt" style:font-size-complex="16pt"/>
    </style:style>
    <style:style style:name="P27" style:family="paragraph">
      <style:paragraph-properties fo:text-align="center" style:writing-mode="lr-tb"/>
      <style:text-properties fo:font-size="18pt" style:font-size-asian="18pt" style:font-size-complex="18pt"/>
    </style:style>
    <style:style style:name="P28" style:family="paragraph">
      <loext:graphic-properties draw:fill-color="#d4ea6b"/>
      <style:paragraph-properties fo:text-align="center" style:writing-mode="lr-tb"/>
      <style:text-properties fo:font-size="18pt" style:font-size-asian="18pt" style:font-size-complex="18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18pt"/>
    </style:style>
    <style:style style:name="T3" style:family="text">
      <style:text-properties style:font-size-asian="18pt"/>
    </style:style>
    <style:style style:name="T4" style:family="text">
      <style:text-properties fo:font-size="18pt" style:font-size-asian="18pt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1">
        <draw:custom-shape draw:style-name="gr1" draw:text-style-name="P1" draw:layer="layout" svg:width="4.5cm" svg:height="4cm" svg:x="6cm" svg:y="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1" draw:id="id1" draw:layer="layout" svg:width="2.5cm" svg:height="2.199cm" svg:x="6.9cm" svg:y="6.301cm">
          <text:p text:style-name="P2">MySQL</text:p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draw:style-name="gr3" draw:text-style-name="P3" draw:layer="layout" svg:width="5.5cm" svg:height="0.962cm" svg:x="6cm" svg:y="5.038cm">
          <draw:text-box>
            <text:p>MySQL Server</text:p>
          </draw:text-box>
        </draw:frame>
        <draw:custom-shape draw:style-name="gr4" draw:text-style-name="P4" draw:layer="layout" svg:width="4.5cm" svg:height="4cm" svg:x="12cm" svg:y="5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5.5cm" svg:height="0.962cm" svg:x="12cm" svg:y="5.038cm">
          <draw:text-box>
            <text:p>Elasticsearch</text:p>
          </draw:text-box>
        </draw:frame>
        <draw:connector draw:style-name="gr5" draw:text-style-name="P5" draw:layer="layout" svg:x1="9.4cm" svg:y1="7.401cm" svg:x2="13cm" svg:y2="7.401cm" draw:start-shape="id1" draw:start-glue-point="8" draw:end-shape="id2" draw:end-glue-point="6" svg:d="M9400 7401h3600" svg:viewBox="0 0 3601 1">
          <text:p text:style-name="P10"/>
        </draw:connector>
        <draw:custom-shape draw:style-name="gr2" draw:text-style-name="P2" xml:id="id2" draw:id="id2" draw:layer="layout" svg:width="2.5cm" svg:height="2.199cm" svg:x="13cm" svg:y="6.301cm">
          <text:p text:style-name="P2">Elasticsearch</text:p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draw:style-name="gr3" draw:text-style-name="P3" draw:layer="layout" svg:width="2cm" svg:height="0.962cm" svg:x="10.4cm" svg:y="6.638cm">
          <draw:text-box>
            <text:p>同期</text:p>
          </draw:text-box>
        </draw:frame>
        <draw:line draw:style-name="gr6" draw:text-style-name="P5" draw:layer="layout" svg:x1="18.5cm" svg:y1="7.4cm" svg:x2="15.5cm" svg:y2="7.4cm">
          <text:p/>
        </draw:line>
        <draw:frame draw:style-name="gr3" draw:text-style-name="P3" draw:layer="layout" svg:width="2cm" svg:height="0.962cm" svg:x="16.5cm" svg:y="6.638cm">
          <draw:text-box>
            <text:p>検索</text:p>
          </draw:text-box>
        </draw:frame>
        <draw:line draw:style-name="gr7" draw:text-style-name="P6" draw:layer="layout" svg:x1="3.8cm" svg:y1="7.4cm" svg:x2="6.9cm" svg:y2="7.4cm">
          <text:p text:style-name="P10"><text:span text:style-name="T1"/></text:p>
        </draw:line>
        <draw:frame draw:style-name="gr3" draw:text-style-name="P3" draw:layer="layout" svg:width="2cm" svg:height="0.962cm" svg:x="4.1cm" svg:y="6.638cm">
          <draw:text-box>
            <text:p>更新</text:p>
          </draw:text-box>
        </draw:frame>
        <presentation:notes draw:style-name="dp2">
          <draw:page-thumbnail draw:style-name="gr8" draw:layer="layout" svg:width="19.798cm" svg:height="11.136cm" svg:x="0.6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標準" presentation:presentation-page-layout-name="AL1T1">
        <draw:custom-shape draw:style-name="gr1" draw:text-style-name="P1" draw:layer="layout" svg:width="4.5cm" svg:height="4cm" svg:x="6cm" svg:y="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" draw:id="id3" draw:layer="layout" svg:width="2.5cm" svg:height="2.199cm" svg:x="6.9cm" svg:y="6.301cm">
          <text:p text:style-name="P2">MySQL</text:p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draw:style-name="gr3" draw:text-style-name="P3" draw:layer="layout" svg:width="5.5cm" svg:height="0.962cm" svg:x="6cm" svg:y="5.038cm">
          <draw:text-box>
            <text:p>MySQL Server</text:p>
          </draw:text-box>
        </draw:frame>
        <draw:custom-shape draw:style-name="gr4" draw:text-style-name="P4" draw:layer="layout" svg:width="4.5cm" svg:height="4cm" svg:x="12cm" svg:y="5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5.5cm" svg:height="0.962cm" svg:x="12cm" svg:y="5.038cm">
          <draw:text-box>
            <text:p>Elasticsearch</text:p>
          </draw:text-box>
        </draw:frame>
        <draw:connector draw:style-name="gr5" draw:text-style-name="P5" draw:layer="layout" svg:x1="9.4cm" svg:y1="7.401cm" svg:x2="13cm" svg:y2="7.401cm" draw:start-shape="id3" draw:start-glue-point="8" draw:end-shape="id4" draw:end-glue-point="6" svg:d="M9400 7401h3600" svg:viewBox="0 0 3601 1">
          <text:p/>
        </draw:connector>
        <draw:custom-shape draw:style-name="gr2" draw:text-style-name="P2" xml:id="id4" draw:id="id4" draw:layer="layout" svg:width="2.5cm" svg:height="2.199cm" svg:x="13cm" svg:y="6.301cm">
          <text:p text:style-name="P2">Elasticsearch</text:p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draw:style-name="gr3" draw:text-style-name="P3" draw:layer="layout" svg:width="2cm" svg:height="0.962cm" svg:x="10.4cm" svg:y="6.638cm">
          <draw:text-box>
            <text:p>同期</text:p>
          </draw:text-box>
        </draw:frame>
        <draw:line draw:style-name="gr6" draw:text-style-name="P5" draw:layer="layout" svg:x1="18.5cm" svg:y1="7.4cm" svg:x2="15.5cm" svg:y2="7.4cm">
          <text:p/>
        </draw:line>
        <draw:frame draw:style-name="gr3" draw:text-style-name="P3" draw:layer="layout" svg:width="2cm" svg:height="0.962cm" svg:x="16.5cm" svg:y="6.638cm">
          <draw:text-box>
            <text:p>検索</text:p>
          </draw:text-box>
        </draw:frame>
        <draw:line draw:style-name="gr7" draw:text-style-name="P6" draw:layer="layout" svg:x1="3.8cm" svg:y1="7.4cm" svg:x2="6.9cm" svg:y2="7.4cm">
          <text:p/>
        </draw:line>
        <draw:frame draw:style-name="gr3" draw:text-style-name="P3" draw:layer="layout" svg:width="2cm" svg:height="0.962cm" svg:x="4.1cm" svg:y="6.638cm">
          <draw:text-box>
            <text:p>更新</text:p>
          </draw:text-box>
        </draw:frame>
        <draw:custom-shape draw:style-name="gr9" draw:text-style-name="P8" draw:layer="layout" svg:width="1.301cm" svg:height="1.501cm" svg:x="10.699cm" svg:y="6.499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custom-shape draw:style-name="gr9" draw:text-style-name="P8" draw:layer="layout" svg:width="1.301cm" svg:height="1.501cm" svg:x="4.5cm" svg:y="6.499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presentation:notes draw:style-name="dp1">
          <draw:page-thumbnail draw:style-name="gr8" draw:layer="layout" svg:width="19.798cm" svg:height="11.136cm" svg:x="0.6cm" svg:y="2.257cm" draw:page-number="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標準" presentation:presentation-page-layout-name="AL1T1">
        <draw:custom-shape draw:style-name="gr1" draw:text-style-name="P1" draw:layer="layout" svg:width="4.5cm" svg:height="4cm" svg:x="5.2cm" svg:y="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5" draw:id="id5" draw:layer="layout" svg:width="2.5cm" svg:height="2.199cm" svg:x="6.1cm" svg:y="6.301cm">
          <text:p text:style-name="P2">MySQL</text:p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draw:style-name="gr3" draw:text-style-name="P3" draw:layer="layout" svg:width="5.5cm" svg:height="0.962cm" svg:x="5.2cm" svg:y="5.038cm">
          <draw:text-box>
            <text:p>MySQL Server</text:p>
          </draw:text-box>
        </draw:frame>
        <draw:custom-shape draw:style-name="gr4" draw:text-style-name="P4" draw:layer="layout" svg:width="4.5cm" svg:height="4cm" svg:x="13.872cm" svg:y="5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5.5cm" svg:height="0.962cm" svg:x="13.872cm" svg:y="5.038cm">
          <draw:text-box>
            <text:p>Elasticsearch</text:p>
          </draw:text-box>
        </draw:frame>
        <draw:connector draw:style-name="gr5" draw:text-style-name="P5" draw:layer="layout" svg:x1="8.6cm" svg:y1="7.401cm" svg:x2="14.872cm" svg:y2="7.401cm" draw:start-shape="id5" draw:start-glue-point="8" draw:end-shape="id6" draw:end-glue-point="6" svg:d="M8600 7401h6272" svg:viewBox="0 0 6273 1">
          <text:p/>
        </draw:connector>
        <draw:custom-shape draw:style-name="gr2" draw:text-style-name="P2" xml:id="id6" draw:id="id6" draw:layer="layout" svg:width="2.5cm" svg:height="2.199cm" svg:x="14.872cm" svg:y="6.301cm">
          <text:p text:style-name="P2">Elasticsearch</text:p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draw:style-name="gr3" draw:text-style-name="P3" draw:layer="layout" svg:width="2cm" svg:height="0.962cm" svg:x="10.6cm" svg:y="6.138cm">
          <draw:text-box>
            <text:p>同期</text:p>
          </draw:text-box>
        </draw:frame>
        <draw:line draw:style-name="gr6" draw:text-style-name="P5" draw:layer="layout" svg:x1="20.372cm" svg:y1="7.4cm" svg:x2="17.372cm" svg:y2="7.4cm">
          <text:p/>
        </draw:line>
        <draw:frame draw:style-name="gr3" draw:text-style-name="P3" draw:layer="layout" svg:width="2cm" svg:height="0.962cm" svg:x="18.372cm" svg:y="6.638cm">
          <draw:text-box>
            <text:p>検索</text:p>
          </draw:text-box>
        </draw:frame>
        <draw:line draw:style-name="gr7" draw:text-style-name="P6" draw:layer="layout" svg:x1="3cm" svg:y1="7.4cm" svg:x2="6.1cm" svg:y2="7.4cm">
          <text:p/>
        </draw:line>
        <draw:frame draw:style-name="gr3" draw:text-style-name="P3" draw:layer="layout" svg:width="2cm" svg:height="0.962cm" svg:x="3.3cm" svg:y="6.638cm">
          <draw:text-box>
            <text:p>更新</text:p>
          </draw:text-box>
        </draw:frame>
        <draw:custom-shape draw:style-name="gr10" draw:text-style-name="P9" draw:layer="layout" svg:width="1cm" svg:height="3.5cm" draw:transform="rotate (-1.5707963267949) translate (13.5cm 6.9cm)">
          <text:p text:style-name="P2"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3" draw:text-style-name="P3" draw:layer="layout" svg:width="3.5cm" svg:height="0.962cm" svg:x="10.1cm" svg:y="6.938cm">
          <draw:text-box>
            <text:p>Logstash</text:p>
          </draw:text-box>
        </draw:frame>
        <presentation:notes draw:style-name="dp1">
          <draw:page-thumbnail draw:style-name="gr8" draw:layer="layout" svg:width="19.798cm" svg:height="11.136cm" svg:x="0.6cm" svg:y="2.257cm" draw:page-number="3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標準" presentation:presentation-page-layout-name="AL1T1">
        <draw:custom-shape draw:style-name="gr11" draw:text-style-name="P2" draw:layer="layout" svg:width="6.3cm" svg:height="4.2cm" svg:x="7cm" svg:y="2.8cm">
          <text:p text:style-name="P2">MySQL</text:p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line draw:style-name="gr7" draw:text-style-name="P6" draw:layer="layout" svg:x1="3.9cm" svg:y1="5cm" svg:x2="7cm" svg:y2="5cm">
          <text:p text:style-name="P10"><text:span text:style-name="T1">更新</text:span></text:p>
        </draw:line>
        <draw:custom-shape draw:style-name="gr12" draw:text-style-name="P9" draw:layer="layout" svg:width="1.462cm" svg:height="4.752cm" draw:transform="rotate (-1.5707963267949) translate (19.652cm 3.538cm)">
          <text:p/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13" draw:text-style-name="P11" draw:layer="layout" svg:x1="12.8cm" svg:y1="4.3cm" svg:x2="14.966cm" svg:y2="4.3cm">
          <text:p text:style-name="P10">入力</text:p>
        </draw:line>
        <draw:frame draw:style-name="gr14" draw:text-style-name="P3" draw:layer="layout" svg:width="5.5cm" svg:height="1.673cm" svg:x="11.5cm" svg:y="16cm">
          <draw:text-box>
            <text:p/>
            <text:p/>
          </draw:text-box>
        </draw:frame>
        <draw:frame draw:style-name="gr14" draw:text-style-name="P3" xml:id="id7" draw:id="id7" draw:layer="layout" svg:width="4.634cm" svg:height="1.673cm" svg:x="14.966cm" svg:y="3.704cm">
          <draw:text-box>
            <text:p>groonga-delta</text:p>
            <text:p>import</text:p>
          </draw:text-box>
        </draw:frame>
        <draw:custom-shape draw:style-name="gr15" draw:text-style-name="P12" xml:id="id8" draw:id="id8" draw:layer="layout" svg:width="3cm" svg:height="2.2cm" svg:x="20.4cm" svg:y="6.7cm">
          <text:p text:style-name="P2">Storage</text:p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16" draw:text-style-name="P5" draw:layer="layout" svg:x1="19.6cm" svg:y1="4.54cm" svg:x2="21.9cm" svg:y2="6.7cm" draw:start-shape="id7" draw:start-glue-point="1" draw:end-shape="id8" draw:end-glue-point="5" svg:d="M19600 4540h2300v2160" svg:viewBox="0 0 2301 2161">
          <text:p/>
        </draw:connector>
        <draw:custom-shape draw:style-name="gr12" draw:text-style-name="P9" draw:layer="layout" svg:width="1.462cm" svg:height="4.752cm" draw:transform="rotate (1.5707963267949) translate (14.9cm 11.1cm)">
          <text:p/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14" draw:text-style-name="P3" xml:id="id9" draw:id="id9" draw:layer="layout" svg:width="4.634cm" svg:height="1.673cm" svg:x="15.118cm" svg:y="9.804cm">
          <draw:text-box>
            <text:p>groonga-delta</text:p>
            <text:p>apply</text:p>
          </draw:text-box>
        </draw:frame>
        <draw:connector draw:style-name="gr17" draw:text-style-name="P5" draw:layer="layout" svg:x1="21.9cm" svg:y1="8.9cm" svg:x2="19.752cm" svg:y2="10.64cm" draw:start-shape="id8" draw:start-glue-point="7" draw:end-shape="id9" svg:d="M21900 8900v1740h-2148" svg:viewBox="0 0 2149 1741">
          <text:p/>
        </draw:connector>
        <draw:custom-shape draw:style-name="gr11" draw:text-style-name="P2" draw:layer="layout" svg:width="6.3cm" svg:height="4.2cm" svg:x="7cm" svg:y="8.3cm">
          <text:p text:style-name="P2">Groonga</text:p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line draw:style-name="gr18" draw:text-style-name="P11" draw:layer="layout" svg:x1="15.118cm" svg:y1="10.4cm" svg:x2="13.3cm" svg:y2="10.4cm">
          <text:p/>
        </draw:line>
        <draw:frame draw:style-name="gr19" draw:text-style-name="P3" draw:layer="layout" svg:width="2cm" svg:height="1.096cm" svg:x="14cm" svg:y="8.404cm">
          <draw:text-box>
            <text:p>入力</text:p>
          </draw:text-box>
        </draw:frame>
        <draw:line draw:style-name="gr20" draw:text-style-name="P6" draw:layer="layout" svg:x1="3.9cm" svg:y1="10.7cm" svg:x2="7cm" svg:y2="10.7cm">
          <text:p text:style-name="P10"><text:span text:style-name="T1">検索</text:span></text:p>
        </draw:line>
        <draw:frame draw:style-name="gr19" draw:text-style-name="P3" draw:layer="layout" svg:width="2cm" svg:height="1.096cm" svg:x="23.4cm" svg:y="7.3cm">
          <draw:text-box>
            <text:p>　</text:p>
          </draw:text-box>
        </draw:frame>
        <draw:custom-shape draw:style-name="gr21" draw:text-style-name="P13" draw:layer="layout" svg:width="2cm" svg:height="2cm" svg:x="22.6cm" svg:y="6.1cm">
          <text:p text:style-name="P2">差分</text:p>
          <text:p text:style-name="P2">データ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1" draw:text-style-name="P13" draw:layer="layout" svg:width="2cm" svg:height="2cm" svg:x="22.1cm" svg:y="5.6cm">
          <text:p text:style-name="P2">差分</text:p>
          <text:p text:style-name="P2">データ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presentation:notes draw:style-name="dp2">
          <draw:page-thumbnail draw:style-name="gr8" draw:layer="layout" svg:width="19.798cm" svg:height="11.136cm" svg:x="0.6cm" svg:y="2.257cm" draw:page-number="4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標準" presentation:presentation-page-layout-name="AL1T1">
        <draw:custom-shape draw:style-name="gr11" draw:text-style-name="P2" draw:layer="layout" svg:width="6.3cm" svg:height="4.2cm" svg:x="7.1cm" svg:y="1cm">
          <text:p text:style-name="P2">MySQL</text:p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line draw:style-name="gr7" draw:text-style-name="P6" draw:layer="layout" svg:x1="4cm" svg:y1="3.2cm" svg:x2="7.1cm" svg:y2="3.2cm">
          <text:p text:style-name="P10"><text:span text:style-name="T1">更新</text:span></text:p>
        </draw:line>
        <draw:custom-shape draw:style-name="gr12" draw:text-style-name="P9" draw:layer="layout" svg:width="1.462cm" svg:height="4.752cm" draw:transform="rotate (-1.5707963267949) translate (19.752cm 1.738cm)">
          <text:p/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13" draw:text-style-name="P11" draw:layer="layout" svg:x1="12.9cm" svg:y1="2.5cm" svg:x2="15.066cm" svg:y2="2.5cm">
          <text:p text:style-name="P10">入力</text:p>
        </draw:line>
        <draw:frame draw:style-name="gr14" draw:text-style-name="P3" draw:layer="layout" svg:width="5.5cm" svg:height="1.673cm" svg:x="11.5cm" svg:y="16cm">
          <draw:text-box>
            <text:p/>
            <text:p/>
          </draw:text-box>
        </draw:frame>
        <draw:frame draw:style-name="gr14" draw:text-style-name="P3" xml:id="id10" draw:id="id10" draw:layer="layout" svg:width="4.634cm" svg:height="1.673cm" svg:x="15.066cm" svg:y="1.904cm">
          <draw:text-box>
            <text:p>groonga-delta</text:p>
            <text:p>import</text:p>
          </draw:text-box>
        </draw:frame>
        <draw:custom-shape draw:style-name="gr15" draw:text-style-name="P12" xml:id="id11" draw:id="id11" draw:layer="layout" svg:width="3cm" svg:height="2.2cm" svg:x="20.5cm" svg:y="4.9cm">
          <text:p text:style-name="P2">Storage</text:p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16" draw:text-style-name="P5" draw:layer="layout" svg:x1="19.7cm" svg:y1="2.74cm" svg:x2="22cm" svg:y2="4.9cm" draw:start-shape="id10" draw:start-glue-point="1" draw:end-shape="id11" draw:end-glue-point="5" svg:d="M19700 2740h2300v2160" svg:viewBox="0 0 2301 2161">
          <text:p/>
        </draw:connector>
        <draw:custom-shape draw:style-name="gr12" draw:text-style-name="P9" draw:layer="layout" svg:width="1.462cm" svg:height="4.752cm" draw:transform="rotate (1.5707963267949) translate (15cm 9.3cm)">
          <text:p/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14" draw:text-style-name="P3" xml:id="id12" draw:id="id12" draw:layer="layout" svg:width="4.634cm" svg:height="1.673cm" svg:x="15.218cm" svg:y="8.004cm">
          <draw:text-box>
            <text:p>groonga-delta</text:p>
            <text:p>apply</text:p>
          </draw:text-box>
        </draw:frame>
        <draw:connector draw:style-name="gr17" draw:text-style-name="P5" draw:layer="layout" svg:x1="22cm" svg:y1="7.1cm" svg:x2="19.852cm" svg:y2="8.84cm" draw:start-shape="id11" draw:start-glue-point="7" draw:end-shape="id12" svg:d="M22000 7100v1740h-2148" svg:viewBox="0 0 2149 1741">
          <text:p/>
        </draw:connector>
        <draw:custom-shape draw:style-name="gr11" draw:text-style-name="P2" draw:layer="layout" svg:width="6.3cm" svg:height="4.2cm" svg:x="4.2cm" svg:y="11cm">
          <text:p text:style-name="P2">New Groonga</text:p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line draw:style-name="gr18" draw:text-style-name="P11" draw:layer="layout" svg:x1="15.218cm" svg:y1="8.6cm" svg:x2="10.5cm" svg:y2="13cm">
          <text:p/>
        </draw:line>
        <draw:frame draw:style-name="gr19" draw:text-style-name="P3" draw:layer="layout" svg:width="2cm" svg:height="1.096cm" svg:x="12.4cm" svg:y="10cm">
          <draw:text-box>
            <text:p>入力</text:p>
          </draw:text-box>
        </draw:frame>
        <draw:line draw:style-name="gr20" draw:text-style-name="P6" draw:layer="layout" svg:x1="1.1cm" svg:y1="13.4cm" svg:x2="4.2cm" svg:y2="13.4cm">
          <text:p text:style-name="P10"><text:span text:style-name="T1">検索</text:span></text:p>
        </draw:line>
        <draw:frame draw:style-name="gr19" draw:text-style-name="P3" draw:layer="layout" svg:width="2cm" svg:height="1.096cm" svg:x="23.5cm" svg:y="5.5cm">
          <draw:text-box>
            <text:p>　</text:p>
          </draw:text-box>
        </draw:frame>
        <draw:custom-shape draw:style-name="gr21" draw:text-style-name="P13" draw:layer="layout" svg:width="2cm" svg:height="2cm" svg:x="22.7cm" svg:y="4.3cm">
          <text:p text:style-name="P2">差分</text:p>
          <text:p text:style-name="P2">データ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1" draw:text-style-name="P13" draw:layer="layout" svg:width="2cm" svg:height="2cm" svg:x="22.2cm" svg:y="3.8cm">
          <text:p text:style-name="P2">差分</text:p>
          <text:p text:style-name="P2">データ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1" draw:text-style-name="P2" draw:layer="layout" svg:width="6.3cm" svg:height="4.2cm" svg:x="4.201cm" svg:y="11.001cm">
          <text:p text:style-name="P2">New Groonga</text:p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1" draw:text-style-name="P2" draw:layer="layout" svg:width="6.3cm" svg:height="4.2cm" svg:x="5.2cm" svg:y="6.3cm">
          <text:p text:style-name="P2">New Groonga</text:p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22" draw:text-style-name="P8" draw:layer="layout" svg:width="2.5cm" svg:height="2.7cm" svg:x="7.1cm" svg:y="7.4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presentation:notes draw:style-name="dp2">
          <draw:page-thumbnail draw:style-name="gr8" draw:layer="layout" svg:width="19.798cm" svg:height="11.136cm" svg:x="0.6cm" svg:y="2.257cm" draw:page-number="5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標準" presentation:presentation-page-layout-name="AL1T1">
        <draw:custom-shape draw:style-name="gr11" draw:text-style-name="P14" draw:layer="layout" svg:width="6.3cm" svg:height="4.2cm" svg:x="8.6cm" svg:y="0.8cm">
          <text:p text:style-name="P14"><text:span text:style-name="T2">MySQL</text:span></text:p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line draw:style-name="gr23" draw:text-style-name="P6" draw:layer="layout" svg:x1="5.5cm" svg:y1="3cm" svg:x2="8.6cm" svg:y2="3cm">
          <text:p text:style-name="P10"><text:span text:style-name="T1">更新</text:span></text:p>
        </draw:line>
        <draw:custom-shape draw:style-name="gr12" draw:text-style-name="P9" draw:layer="layout" svg:width="1.462cm" svg:height="4.752cm" draw:transform="rotate (-1.5707963267949) translate (21.252cm 1.538cm)">
          <text:p/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24" draw:text-style-name="P15" draw:layer="layout" svg:x1="14.4cm" svg:y1="2.3cm" svg:x2="16.9cm" svg:y2="2.3cm">
          <text:p text:style-name="P10"><text:span text:style-name="T3">入力</text:span></text:p>
        </draw:line>
        <draw:frame draw:style-name="gr14" draw:text-style-name="P16" draw:layer="layout" svg:width="5.5cm" svg:height="1.673cm" svg:x="11.5cm" svg:y="16cm">
          <draw:text-box>
            <text:p><text:span text:style-name="T4"/></text:p>
            <text:p><text:span text:style-name="T4"/></text:p>
          </draw:text-box>
        </draw:frame>
        <draw:frame draw:style-name="gr14" draw:text-style-name="P17" xml:id="id13" draw:id="id13" draw:layer="layout" svg:width="4.634cm" svg:height="1.673cm" svg:x="16.566cm" svg:y="1.704cm">
          <draw:text-box>
            <text:p><text:span text:style-name="T2">groonga-delta</text:span></text:p>
            <text:p><text:span text:style-name="T2">import</text:span></text:p>
          </draw:text-box>
        </draw:frame>
        <draw:custom-shape draw:style-name="gr15" draw:text-style-name="P18" xml:id="id14" draw:id="id14" draw:layer="layout" svg:width="3cm" svg:height="2.2cm" svg:x="22cm" svg:y="4.7cm">
          <text:p text:style-name="P14"><text:span text:style-name="T2">Storage</text:span></text:p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25" draw:text-style-name="P5" draw:layer="layout" svg:x1="21.2cm" svg:y1="2.54cm" svg:x2="23.5cm" svg:y2="4.7cm" draw:start-shape="id13" draw:start-glue-point="1" draw:end-shape="id14" draw:end-glue-point="5" svg:d="M21200 2540h2300v2160" svg:viewBox="0 0 2301 2161">
          <text:p/>
        </draw:connector>
        <draw:custom-shape draw:style-name="gr12" draw:text-style-name="P9" draw:layer="layout" svg:width="1.462cm" svg:height="4.752cm" draw:transform="rotate (1.5707963267949) translate (16.5cm 11.623cm)">
          <text:p/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14" draw:text-style-name="P17" xml:id="id15" draw:id="id15" draw:layer="layout" svg:width="4.634cm" svg:height="1.673cm" svg:x="16.718cm" svg:y="10.327cm">
          <draw:text-box>
            <text:p><text:span text:style-name="T2">groonga-delta</text:span></text:p>
            <text:p><text:span text:style-name="T2">apply</text:span></text:p>
          </draw:text-box>
        </draw:frame>
        <draw:connector draw:style-name="gr26" draw:text-style-name="P5" draw:layer="layout" svg:x1="23.5cm" svg:y1="6.9cm" svg:x2="21.352cm" svg:y2="11.163cm" draw:start-shape="id14" draw:start-glue-point="7" draw:end-shape="id15" draw:end-glue-point="1" svg:d="M23500 6900v4263h-2148" svg:viewBox="0 0 2149 4264">
          <text:p/>
        </draw:connector>
        <draw:custom-shape draw:style-name="gr11" draw:text-style-name="P14" draw:layer="layout" svg:width="6.3cm" svg:height="4.2cm" svg:x="8.6cm" svg:y="6.3cm">
          <text:p text:style-name="P14"><text:span text:style-name="T2">Groonga</text:span></text:p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line draw:style-name="gr27" draw:text-style-name="P11" draw:layer="layout" svg:x1="16.618cm" svg:y1="11cm" svg:x2="10cm" svg:y2="13cm">
          <text:p/>
        </draw:line>
        <draw:frame draw:style-name="gr19" draw:text-style-name="P19" draw:layer="layout" svg:width="2cm" svg:height="1.096cm" svg:x="12.5cm" svg:y="11.5cm">
          <draw:text-box>
            <text:p><text:span text:style-name="T3">入力</text:span></text:p>
          </draw:text-box>
        </draw:frame>
        <draw:line draw:style-name="gr23" draw:text-style-name="P6" draw:layer="layout" svg:x1="0.4cm" svg:y1="13cm" svg:x2="3.6cm" svg:y2="13cm">
          <text:p text:style-name="P10"><text:span text:style-name="T1">検索</text:span></text:p>
        </draw:line>
        <draw:frame draw:style-name="gr19" draw:text-style-name="P19" draw:layer="layout" svg:width="2cm" svg:height="1.096cm" svg:x="23.4cm" svg:y="7.3cm">
          <draw:text-box>
            <text:p><text:span text:style-name="T3">　</text:span></text:p>
          </draw:text-box>
        </draw:frame>
        <draw:custom-shape draw:style-name="gr22" draw:text-style-name="P8" draw:layer="layout" svg:width="2.5cm" svg:height="2.7cm" svg:x="10.6cm" svg:y="7.3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custom-shape draw:style-name="gr11" draw:text-style-name="P14" draw:layer="layout" svg:width="6.3cm" svg:height="4.2cm" svg:x="3.7cm" svg:y="10.8cm">
          <text:p text:style-name="P14"><text:span text:style-name="T2">New Groonga</text:span></text:p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presentation:notes draw:style-name="dp2">
          <draw:page-thumbnail draw:style-name="gr8" draw:layer="layout" svg:width="19.798cm" svg:height="11.136cm" svg:x="0.6cm" svg:y="2.257cm" draw:page-number="6" presentation:class="page"/>
          <draw:frame presentation:style-name="pr1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標準" presentation:presentation-page-layout-name="AL1T1">
        <draw:custom-shape draw:style-name="gr28" draw:text-style-name="P4" draw:layer="layout" svg:width="5.5cm" svg:height="4.5cm" svg:x="6cm" svg:y="8.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4" draw:layer="layout" svg:width="9.8cm" svg:height="11cm" svg:x="11.2cm" svg:y="2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8.5cm" svg:height="7cm" svg:x="2.5cm" svg:y="1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16" draw:id="id16" draw:layer="layout" svg:width="2.5cm" svg:height="2.199cm" svg:x="3.4cm" svg:y="2.601cm">
          <text:p text:style-name="P2">MySQL</text:p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31" draw:text-style-name="P21" xml:id="id17" draw:id="id17" draw:layer="layout" svg:width="3cm" svg:height="1.5cm" svg:x="6.4cm" svg:y="5.3cm">
          <text:p text:style-name="P2">binary log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32" draw:text-style-name="P5" draw:layer="layout" svg:x1="5.9cm" svg:y1="3.701cm" svg:x2="7.9cm" svg:y2="5.3cm" draw:start-shape="id16" draw:start-glue-point="8" draw:end-shape="id17" draw:end-glue-point="4" svg:d="M5900 3701h2000v1599" svg:viewBox="0 0 2001 1600">
          <text:p/>
        </draw:connector>
        <draw:custom-shape draw:style-name="gr33" draw:text-style-name="P22" xml:id="id18" draw:id="id18" draw:layer="layout" svg:width="2.5cm" svg:height="2.199cm" svg:x="12.1cm" svg:y="5.001cm">
          <text:p text:style-name="P2">groonga-delta</text:p>
          <text:p text:style-name="P2">import</text:p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line draw:style-name="gr34" draw:text-style-name="P5" draw:layer="layout" svg:x1="12cm" svg:y1="6.2cm" svg:x2="9.4cm" svg:y2="6.2cm">
          <text:p/>
        </draw:line>
        <draw:frame draw:style-name="gr3" draw:text-style-name="P3" draw:layer="layout" svg:width="1.5cm" svg:height="0.962cm" svg:x="9.7cm" svg:y="5.338cm">
          <draw:text-box>
            <text:p>pull</text:p>
          </draw:text-box>
        </draw:frame>
        <draw:custom-shape draw:style-name="gr15" draw:text-style-name="P12" xml:id="id19" draw:id="id19" draw:layer="layout" svg:width="3cm" svg:height="2.2cm" svg:x="15.5cm" svg:y="7cm">
          <text:p text:style-name="P2">Storage</text:p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35" draw:text-style-name="P5" draw:layer="layout" svg:x1="14.6cm" svg:y1="6.101cm" svg:x2="17cm" svg:y2="7cm" draw:start-shape="id18" draw:start-glue-point="8" draw:end-shape="id19" draw:end-glue-point="5" svg:d="M14600 6101h2400v899" svg:viewBox="0 0 2401 900">
          <text:p/>
        </draw:connector>
        <draw:custom-shape draw:style-name="gr33" draw:text-style-name="P22" xml:id="id20" draw:id="id20" draw:layer="layout" svg:width="2.5cm" svg:height="2.199cm" svg:x="12.1cm" svg:y="10.1cm">
          <text:p text:style-name="P2">groonga-delta</text:p>
          <text:p text:style-name="P2">apply</text:p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2" draw:text-style-name="P2" draw:layer="layout" svg:width="2.5cm" svg:height="2.199cm" svg:x="7cm" svg:y="10.1cm">
          <text:p text:style-name="P2">Groonga</text:p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draw:style-name="gr3" draw:text-style-name="P3" draw:layer="layout" svg:width="2.5cm" svg:height="0.962cm" svg:x="9.6cm" svg:y="10.338cm">
          <draw:text-box>
            <text:p>apply</text:p>
          </draw:text-box>
        </draw:frame>
        <draw:frame draw:style-name="gr3" draw:text-style-name="P3" draw:layer="layout" svg:width="5.5cm" svg:height="0.962cm" svg:x="2.5cm" svg:y="1.338cm">
          <draw:text-box>
            <text:p>MySQL Server</text:p>
          </draw:text-box>
        </draw:frame>
        <draw:frame draw:style-name="gr3" draw:text-style-name="P3" draw:layer="layout" svg:width="5.5cm" svg:height="0.962cm" svg:x="11.1cm" svg:y="2cm">
          <draw:text-box>
            <text:p>Groonga Server</text:p>
          </draw:text-box>
        </draw:frame>
        <draw:frame draw:style-name="gr19" draw:text-style-name="P3" draw:layer="layout" svg:width="2cm" svg:height="1.096cm" svg:x="18.6cm" svg:y="7.904cm">
          <draw:text-box>
            <text:p>　</text:p>
          </draw:text-box>
        </draw:frame>
        <draw:custom-shape draw:style-name="gr21" draw:text-style-name="P13" draw:layer="layout" svg:width="2cm" svg:height="2cm" svg:x="17.8cm" svg:y="6.704cm">
          <text:p text:style-name="P2">差分</text:p>
          <text:p text:style-name="P2">データ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1" draw:text-style-name="P13" draw:layer="layout" svg:width="2cm" svg:height="2cm" svg:x="17.3cm" svg:y="6.204cm">
          <text:p text:style-name="P2">差分</text:p>
          <text:p text:style-name="P2">データ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35" draw:text-style-name="P5" draw:layer="layout" svg:x1="14.6cm" svg:y1="11.199cm" svg:x2="17cm" svg:y2="9.2cm" draw:start-shape="id20" draw:end-shape="id19" draw:end-glue-point="7" svg:d="M14600 11199h2400v-1999" svg:viewBox="0 0 2401 2000">
          <text:p/>
        </draw:connector>
        <draw:frame draw:style-name="gr3" draw:text-style-name="P3" draw:layer="layout" svg:width="1.5cm" svg:height="0.962cm" svg:x="15.7cm" svg:y="9.638cm">
          <draw:text-box>
            <text:p>pull</text:p>
          </draw:text-box>
        </draw:frame>
        <draw:line draw:style-name="gr34" draw:text-style-name="P5" draw:layer="layout" svg:x1="12cm" svg:y1="11.2cm" svg:x2="9.5cm" svg:y2="11.2cm">
          <text:p/>
        </draw:line>
        <presentation:notes draw:style-name="dp2">
          <draw:page-thumbnail draw:style-name="gr8" draw:layer="layout" svg:width="19.798cm" svg:height="11.136cm" svg:x="0.6cm" svg:y="2.257cm" draw:page-number="7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標準" presentation:presentation-page-layout-name="AL1T1">
        <draw:custom-shape draw:style-name="gr28" draw:text-style-name="P4" draw:layer="layout" svg:width="5.5cm" svg:height="4.5cm" svg:x="11.5cm" svg:y="8.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4" draw:layer="layout" svg:width="9.8cm" svg:height="11cm" svg:x="16.7cm" svg:y="1.7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8.5cm" svg:height="7cm" svg:x="8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1" draw:id="id21" draw:layer="layout" svg:width="2.5cm" svg:height="2.199cm" svg:x="8.9cm" svg:y="2.301cm">
          <text:p text:style-name="P2">MySQL</text:p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31" draw:text-style-name="P21" xml:id="id22" draw:id="id22" draw:layer="layout" svg:width="3cm" svg:height="1.5cm" svg:x="11.9cm" svg:y="5cm">
          <text:p text:style-name="P2">binary log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32" draw:text-style-name="P5" draw:layer="layout" svg:x1="11.4cm" svg:y1="3.401cm" svg:x2="13.4cm" svg:y2="5cm" draw:start-shape="id21" draw:start-glue-point="8" draw:end-shape="id22" draw:end-glue-point="4" svg:d="M11400 3401h2000v1599" svg:viewBox="0 0 2001 1600">
          <text:p/>
        </draw:connector>
        <draw:custom-shape draw:style-name="gr33" draw:text-style-name="P22" xml:id="id23" draw:id="id23" draw:layer="layout" svg:width="2.5cm" svg:height="2.199cm" svg:x="17.8cm" svg:y="4.701cm">
          <text:p text:style-name="P2">groonga-delta</text:p>
          <text:p text:style-name="P2">import</text:p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line draw:style-name="gr34" draw:text-style-name="P5" draw:layer="layout" svg:x1="17.5cm" svg:y1="5.9cm" svg:x2="14.9cm" svg:y2="5.9cm">
          <text:p/>
        </draw:line>
        <draw:frame draw:style-name="gr3" draw:text-style-name="P3" draw:layer="layout" svg:width="1.5cm" svg:height="0.962cm" svg:x="15.2cm" svg:y="5.038cm">
          <draw:text-box>
            <text:p>pull</text:p>
          </draw:text-box>
        </draw:frame>
        <draw:custom-shape draw:style-name="gr15" draw:text-style-name="P12" xml:id="id24" draw:id="id24" draw:layer="layout" svg:width="3cm" svg:height="2.2cm" svg:x="21.7cm" svg:y="6.7cm">
          <text:p text:style-name="P2">Storage</text:p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35" draw:text-style-name="P5" draw:layer="layout" svg:x1="20.3cm" svg:y1="5.801cm" svg:x2="23.2cm" svg:y2="6.7cm" draw:start-shape="id23" draw:start-glue-point="8" draw:end-shape="id24" draw:end-glue-point="5" svg:d="M20300 5801h2900v899" svg:viewBox="0 0 2901 900">
          <text:p/>
        </draw:connector>
        <draw:custom-shape draw:style-name="gr33" draw:text-style-name="P22" xml:id="id25" draw:id="id25" draw:layer="layout" svg:width="2.5cm" svg:height="2.199cm" svg:x="17.8cm" svg:y="9.8cm">
          <text:p text:style-name="P2">groonga-delta</text:p>
          <text:p text:style-name="P2">apply</text:p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2" draw:text-style-name="P2" draw:layer="layout" svg:width="2.5cm" svg:height="2.199cm" svg:x="12.5cm" svg:y="9.8cm">
          <text:p text:style-name="P2">Groonga</text:p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draw:style-name="gr3" draw:text-style-name="P3" draw:layer="layout" svg:width="2.5cm" svg:height="0.962cm" svg:x="15.1cm" svg:y="10.038cm">
          <draw:text-box>
            <text:p>apply</text:p>
          </draw:text-box>
        </draw:frame>
        <draw:frame draw:style-name="gr3" draw:text-style-name="P3" draw:layer="layout" svg:width="5.5cm" svg:height="0.962cm" svg:x="8cm" svg:y="1.038cm">
          <draw:text-box>
            <text:p>MySQL Server</text:p>
          </draw:text-box>
        </draw:frame>
        <draw:frame draw:style-name="gr3" draw:text-style-name="P3" draw:layer="layout" svg:width="5.5cm" svg:height="0.962cm" svg:x="16.6cm" svg:y="1.7cm">
          <draw:text-box>
            <text:p>Groonga Server</text:p>
          </draw:text-box>
        </draw:frame>
        <draw:frame draw:style-name="gr19" draw:text-style-name="P3" draw:layer="layout" svg:width="2cm" svg:height="1.096cm" svg:x="25cm" svg:y="7.604cm">
          <draw:text-box>
            <text:p>　</text:p>
          </draw:text-box>
        </draw:frame>
        <draw:custom-shape draw:style-name="gr21" draw:text-style-name="P13" draw:layer="layout" svg:width="2cm" svg:height="2cm" svg:x="24.2cm" svg:y="6.404cm">
          <text:p text:style-name="P2">差分</text:p>
          <text:p text:style-name="P2">データ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1" draw:text-style-name="P13" draw:layer="layout" svg:width="2cm" svg:height="2cm" svg:x="23.7cm" svg:y="5.904cm">
          <text:p text:style-name="P2">差分</text:p>
          <text:p text:style-name="P2">データ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35" draw:text-style-name="P5" draw:layer="layout" svg:x1="20.3cm" svg:y1="10.899cm" svg:x2="23.2cm" svg:y2="8.9cm" draw:start-shape="id25" draw:end-shape="id24" draw:end-glue-point="7" svg:d="M20300 10899h2900v-1999" svg:viewBox="0 0 2901 2000">
          <text:p/>
        </draw:connector>
        <draw:frame draw:style-name="gr3" draw:text-style-name="P3" draw:layer="layout" svg:width="1.5cm" svg:height="0.962cm" svg:x="21.9cm" svg:y="9.6cm">
          <draw:text-box>
            <text:p>pull</text:p>
          </draw:text-box>
        </draw:frame>
        <draw:line draw:style-name="gr34" draw:text-style-name="P5" draw:layer="layout" svg:x1="17.5cm" svg:y1="10.9cm" svg:x2="15cm" svg:y2="10.9cm">
          <text:p/>
        </draw:line>
        <draw:custom-shape draw:style-name="gr36" draw:text-style-name="P23" xml:id="id26" draw:id="id26" draw:layer="layout" svg:width="7cm" svg:height="3.5cm" svg:x="0.1cm" svg:y="7.3cm">
          <text:p text:style-name="P2">Perlアプリケーション</text:p>
          <draw:enhanced-geometry svg:viewBox="0 0 21600 21600" draw:type="rectangle" draw:enhanced-path="M 0 0 L 21600 0 21600 21600 0 21600 0 0 Z N"/>
        </draw:custom-shape>
        <draw:custom-shape draw:style-name="gr37" draw:text-style-name="P24" draw:layer="layout" svg:width="5cm" svg:height="2.5cm" svg:x="4.1cm" svg:y="9.8cm">
          <text:p text:style-name="P2">Groonga-HTTP</text:p>
          <draw:enhanced-geometry svg:viewBox="0 0 21600 21600" draw:type="rectangle" draw:enhanced-path="M 0 0 L 21600 0 21600 21600 0 21600 0 0 Z N"/>
        </draw:custom-shape>
        <draw:line draw:style-name="gr38" draw:text-style-name="P5" draw:layer="layout" svg:x1="9.1cm" svg:y1="10.5cm" svg:x2="12.5cm" svg:y2="10.5cm">
          <text:p/>
        </draw:line>
        <draw:frame draw:style-name="gr14" draw:text-style-name="P3" draw:layer="layout" svg:width="3cm" svg:height="1.673cm" svg:x="9.3cm" svg:y="8.9cm">
          <draw:text-box>
            <text:p>HTTP</text:p>
            <text:p>Request</text:p>
          </draw:text-box>
        </draw:frame>
        <draw:line draw:style-name="gr6" draw:text-style-name="P5" draw:layer="layout" svg:x1="12.5cm" svg:y1="11.5cm" svg:x2="9.1cm" svg:y2="11.5cm">
          <text:p/>
        </draw:line>
        <draw:frame draw:style-name="gr14" draw:text-style-name="P3" draw:layer="layout" svg:width="3.5cm" svg:height="1.673cm" svg:x="9.3cm" svg:y="11.5cm">
          <draw:text-box>
            <text:p>HTTP</text:p>
            <text:p>Response</text:p>
          </draw:text-box>
        </draw:frame>
        <draw:custom-shape draw:style-name="gr39" draw:text-style-name="P5" draw:layer="layout" svg:width="4.5cm" svg:height="8cm" svg:x="16.9cm" svg:y="4.5cm">
          <text:p/>
          <draw:enhanced-geometry svg:viewBox="0 0 21600 21600" draw:type="rectangle" draw:enhanced-path="M 0 0 L 21600 0 21600 21600 0 21600 0 0 Z N"/>
        </draw:custom-shape>
        <draw:frame draw:style-name="gr40" draw:text-style-name="P3" draw:layer="layout" svg:width="5cm" svg:height="1cm" svg:x="16.8cm" svg:y="12.4cm">
          <draw:text-box>
            <text:p>Groonga delta</text:p>
          </draw:text-box>
        </draw:frame>
        <draw:connector draw:style-name="gr41" draw:text-style-name="P5" draw:layer="layout" svg:x1="3.6cm" svg:y1="7.3cm" svg:x2="8.9cm" svg:y2="3.401cm" draw:start-shape="id26" draw:start-glue-point="0" draw:end-shape="id21" draw:end-glue-point="6" svg:d="M3600 7300v-3899h5300" svg:viewBox="0 0 5301 3900">
          <text:p/>
        </draw:connector>
        <draw:frame draw:style-name="gr19" draw:text-style-name="P19" draw:layer="layout" svg:width="2cm" svg:height="1.096cm" svg:x="5cm" svg:y="2.5cm">
          <draw:text-box>
            <text:p><text:span text:style-name="T3">更新</text:span></text:p>
          </draw:text-box>
        </draw:frame>
        <draw:custom-shape draw:style-name="gr42" draw:text-style-name="P5" draw:layer="layout" svg:width="3.5cm" svg:height="5cm" svg:x="9cm" svg:y="8.5cm">
          <text:p/>
          <draw:enhanced-geometry svg:viewBox="0 0 21600 21600" draw:type="rectangle" draw:enhanced-path="M 0 0 L 21600 0 21600 21600 0 21600 0 0 Z N"/>
        </draw:custom-shape>
        <draw:frame draw:style-name="gr19" draw:text-style-name="P19" draw:layer="layout" svg:width="2cm" svg:height="1.096cm" svg:x="9.7cm" svg:y="13.604cm">
          <draw:text-box>
            <text:p><text:span text:style-name="T3">検索</text:span></text:p>
          </draw:text-box>
        </draw:frame>
        <presentation:notes draw:style-name="dp2">
          <draw:page-thumbnail draw:style-name="gr8" draw:layer="layout" svg:width="19.798cm" svg:height="11.136cm" svg:x="0.6cm" svg:y="2.257cm" draw:page-number="8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標準" presentation:presentation-page-layout-name="AL1T1">
        <draw:custom-shape draw:style-name="gr28" draw:text-style-name="P4" draw:layer="layout" svg:width="5.5cm" svg:height="4.5cm" svg:x="11.5cm" svg:y="7.4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4" draw:layer="layout" svg:width="9.8cm" svg:height="11cm" svg:x="16.7cm" svg:y="0.9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8.5cm" svg:height="7cm" svg:x="8cm" svg:y="0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7" draw:id="id27" draw:layer="layout" svg:width="2.5cm" svg:height="2.199cm" svg:x="8.9cm" svg:y="1.501cm">
          <text:p text:style-name="P2">MySQL</text:p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31" draw:text-style-name="P21" xml:id="id28" draw:id="id28" draw:layer="layout" svg:width="3cm" svg:height="1.5cm" svg:x="11.9cm" svg:y="4.2cm">
          <text:p text:style-name="P2">binary log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32" draw:text-style-name="P5" draw:layer="layout" svg:x1="11.4cm" svg:y1="2.601cm" svg:x2="13.4cm" svg:y2="4.2cm" draw:start-shape="id27" draw:start-glue-point="8" draw:end-shape="id28" draw:end-glue-point="4" svg:d="M11400 2601h2000v1599" svg:viewBox="0 0 2001 1600">
          <text:p/>
        </draw:connector>
        <draw:custom-shape draw:style-name="gr33" draw:text-style-name="P22" xml:id="id29" draw:id="id29" draw:layer="layout" svg:width="2.5cm" svg:height="2.199cm" svg:x="17.8cm" svg:y="3.901cm">
          <text:p text:style-name="P2">groonga-delta</text:p>
          <text:p text:style-name="P2">import</text:p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line draw:style-name="gr34" draw:text-style-name="P5" draw:layer="layout" svg:x1="17.5cm" svg:y1="5.1cm" svg:x2="14.9cm" svg:y2="5.1cm">
          <text:p/>
        </draw:line>
        <draw:frame draw:style-name="gr3" draw:text-style-name="P3" draw:layer="layout" svg:width="1.5cm" svg:height="0.962cm" svg:x="15.2cm" svg:y="4.238cm">
          <draw:text-box>
            <text:p>pull</text:p>
          </draw:text-box>
        </draw:frame>
        <draw:custom-shape draw:style-name="gr15" draw:text-style-name="P12" xml:id="id30" draw:id="id30" draw:layer="layout" svg:width="3cm" svg:height="2.2cm" svg:x="21.7cm" svg:y="5.9cm">
          <text:p text:style-name="P2">Storage</text:p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35" draw:text-style-name="P5" draw:layer="layout" svg:x1="20.3cm" svg:y1="5.001cm" svg:x2="23.2cm" svg:y2="5.9cm" draw:start-shape="id29" draw:start-glue-point="8" draw:end-shape="id30" draw:end-glue-point="5" svg:d="M20300 5001h2900v899" svg:viewBox="0 0 2901 900">
          <text:p/>
        </draw:connector>
        <draw:custom-shape draw:style-name="gr33" draw:text-style-name="P22" xml:id="id31" draw:id="id31" draw:layer="layout" svg:width="2.5cm" svg:height="2.199cm" svg:x="17.8cm" svg:y="9cm">
          <text:p text:style-name="P2">groonga-delta</text:p>
          <text:p text:style-name="P2">apply</text:p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2" draw:text-style-name="P2" draw:layer="layout" svg:width="2.5cm" svg:height="2.199cm" svg:x="12.5cm" svg:y="9cm">
          <text:p text:style-name="P2">Groonga</text:p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draw:style-name="gr3" draw:text-style-name="P3" draw:layer="layout" svg:width="2.5cm" svg:height="0.962cm" svg:x="14.5cm" svg:y="11.6cm">
          <draw:text-box>
            <text:p>apply</text:p>
          </draw:text-box>
        </draw:frame>
        <draw:frame draw:style-name="gr3" draw:text-style-name="P3" draw:layer="layout" svg:width="5.5cm" svg:height="0.962cm" svg:x="8cm" svg:y="0.238cm">
          <draw:text-box>
            <text:p>MySQL Server</text:p>
          </draw:text-box>
        </draw:frame>
        <draw:frame draw:style-name="gr3" draw:text-style-name="P3" draw:layer="layout" svg:width="5.5cm" svg:height="0.962cm" svg:x="16.6cm" svg:y="0.9cm">
          <draw:text-box>
            <text:p>Groonga Server</text:p>
          </draw:text-box>
        </draw:frame>
        <draw:frame draw:style-name="gr19" draw:text-style-name="P3" draw:layer="layout" svg:width="2cm" svg:height="1.096cm" svg:x="25cm" svg:y="6.804cm">
          <draw:text-box>
            <text:p>　</text:p>
          </draw:text-box>
        </draw:frame>
        <draw:custom-shape draw:style-name="gr21" draw:text-style-name="P13" draw:layer="layout" svg:width="2cm" svg:height="2cm" svg:x="24.2cm" svg:y="5.604cm">
          <text:p text:style-name="P2">差分</text:p>
          <text:p text:style-name="P2">データ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1" draw:text-style-name="P13" draw:layer="layout" svg:width="2cm" svg:height="2cm" svg:x="23.7cm" svg:y="5.104cm">
          <text:p text:style-name="P2">差分</text:p>
          <text:p text:style-name="P2">データ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35" draw:text-style-name="P5" draw:layer="layout" svg:x1="20.3cm" svg:y1="10.099cm" svg:x2="23.2cm" svg:y2="8.1cm" draw:start-shape="id31" draw:end-shape="id30" draw:end-glue-point="7" svg:d="M20300 10099h2900v-1999" svg:viewBox="0 0 2901 2000">
          <text:p/>
        </draw:connector>
        <draw:frame draw:style-name="gr3" draw:text-style-name="P3" draw:layer="layout" svg:width="1.5cm" svg:height="0.962cm" svg:x="21.9cm" svg:y="8.8cm">
          <draw:text-box>
            <text:p>pull</text:p>
          </draw:text-box>
        </draw:frame>
        <draw:line draw:style-name="gr34" draw:text-style-name="P5" draw:layer="layout" svg:x1="17.5cm" svg:y1="10.1cm" svg:x2="15cm" svg:y2="13cm">
          <text:p/>
        </draw:line>
        <draw:custom-shape draw:style-name="gr36" draw:text-style-name="P23" xml:id="id32" draw:id="id32" draw:layer="layout" svg:width="7cm" svg:height="3.5cm" svg:x="0.1cm" svg:y="6.5cm">
          <text:p text:style-name="P2">Perlアプリケーション</text:p>
          <draw:enhanced-geometry svg:viewBox="0 0 21600 21600" draw:type="rectangle" draw:enhanced-path="M 0 0 L 21600 0 21600 21600 0 21600 0 0 Z N"/>
        </draw:custom-shape>
        <draw:custom-shape draw:style-name="gr37" draw:text-style-name="P24" draw:layer="layout" svg:width="5cm" svg:height="2.5cm" svg:x="4.1cm" svg:y="9cm">
          <text:p text:style-name="P2">Groonga-HTTP</text:p>
          <draw:enhanced-geometry svg:viewBox="0 0 21600 21600" draw:type="rectangle" draw:enhanced-path="M 0 0 L 21600 0 21600 21600 0 21600 0 0 Z N"/>
        </draw:custom-shape>
        <draw:line draw:style-name="gr38" draw:text-style-name="P5" draw:layer="layout" svg:x1="9.1cm" svg:y1="9.7cm" svg:x2="12.5cm" svg:y2="13cm">
          <text:p/>
        </draw:line>
        <draw:frame draw:style-name="gr14" draw:text-style-name="P3" draw:layer="layout" svg:width="3cm" svg:height="1.673cm" svg:x="9.4cm" svg:y="9.027cm">
          <draw:text-box>
            <text:p>HTTP</text:p>
            <text:p>Request</text:p>
          </draw:text-box>
        </draw:frame>
        <draw:line draw:style-name="gr6" draw:text-style-name="P5" draw:layer="layout" svg:x1="12.5cm" svg:y1="14cm" svg:x2="9.1cm" svg:y2="10.7cm">
          <text:p/>
        </draw:line>
        <draw:frame draw:style-name="gr14" draw:text-style-name="P3" draw:layer="layout" svg:width="3.5cm" svg:height="1.673cm" svg:x="8.5cm" svg:y="12.327cm">
          <draw:text-box>
            <text:p>HTTP</text:p>
            <text:p>Response</text:p>
          </draw:text-box>
        </draw:frame>
        <draw:custom-shape draw:style-name="gr39" draw:text-style-name="P5" draw:layer="layout" svg:width="4.5cm" svg:height="8cm" svg:x="16.9cm" svg:y="3.7cm">
          <text:p/>
          <draw:enhanced-geometry svg:viewBox="0 0 21600 21600" draw:type="rectangle" draw:enhanced-path="M 0 0 L 21600 0 21600 21600 0 21600 0 0 Z N"/>
        </draw:custom-shape>
        <draw:frame draw:style-name="gr40" draw:text-style-name="P3" draw:layer="layout" svg:width="5cm" svg:height="1cm" svg:x="16.8cm" svg:y="11.6cm">
          <draw:text-box>
            <text:p>Groonga delta</text:p>
          </draw:text-box>
        </draw:frame>
        <draw:connector draw:style-name="gr41" draw:text-style-name="P5" draw:layer="layout" svg:x1="3.6cm" svg:y1="6.5cm" svg:x2="8.9cm" svg:y2="2.601cm" draw:start-shape="id32" draw:start-glue-point="0" draw:end-shape="id27" draw:end-glue-point="6" svg:d="M3600 6500v-3899h5300" svg:viewBox="0 0 5301 3900">
          <text:p/>
        </draw:connector>
        <draw:frame draw:style-name="gr19" draw:text-style-name="P19" draw:layer="layout" svg:width="2cm" svg:height="1.096cm" svg:x="5cm" svg:y="1.7cm">
          <draw:text-box>
            <text:p><text:span text:style-name="T3">更新</text:span></text:p>
          </draw:text-box>
        </draw:frame>
        <draw:custom-shape draw:style-name="gr2" draw:text-style-name="P2" draw:layer="layout" svg:width="2.5cm" svg:height="2.199cm" svg:x="12.5cm" svg:y="12.801cm">
          <text:p text:style-name="P2">New</text:p>
          <text:p text:style-name="P2">Groonga</text:p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22" draw:text-style-name="P8" draw:layer="layout" svg:width="2.5cm" svg:height="2.7cm" svg:x="12.5cm" svg:y="8.8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presentation:notes draw:style-name="dp2">
          <draw:page-thumbnail draw:style-name="gr8" draw:layer="layout" svg:width="19.798cm" svg:height="11.136cm" svg:x="0.6cm" svg:y="2.257cm" draw:page-number="9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標準" presentation:presentation-page-layout-name="AL1T1">
        <draw:custom-shape draw:style-name="gr28" draw:text-style-name="P4" draw:layer="layout" svg:width="5.5cm" svg:height="4.5cm" svg:x="6cm" svg:y="8.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4" draw:layer="layout" svg:width="9.8cm" svg:height="11cm" svg:x="11.2cm" svg:y="2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8.5cm" svg:height="7cm" svg:x="2.5cm" svg:y="1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3" draw:id="id33" draw:layer="layout" svg:width="2.5cm" svg:height="2.199cm" svg:x="3.4cm" svg:y="2.601cm">
          <text:p text:style-name="P2">MySQL</text:p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31" draw:text-style-name="P21" xml:id="id34" draw:id="id34" draw:layer="layout" svg:width="3cm" svg:height="1.5cm" svg:x="6.4cm" svg:y="5.3cm">
          <text:p text:style-name="P2">binary log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32" draw:text-style-name="P5" draw:layer="layout" svg:x1="5.9cm" svg:y1="3.701cm" svg:x2="7.9cm" svg:y2="5.3cm" draw:start-shape="id33" draw:start-glue-point="8" draw:end-shape="id34" draw:end-glue-point="4" svg:d="M5900 3701h2000v1599" svg:viewBox="0 0 2001 1600">
          <text:p/>
        </draw:connector>
        <draw:custom-shape draw:style-name="gr33" draw:text-style-name="P26" xml:id="id35" draw:id="id35" draw:layer="layout" svg:width="2.5cm" svg:height="2.199cm" svg:x="12.1cm" svg:y="5.001cm">
          <text:p text:style-name="P25"><text:span text:style-name="T5">I/O</text:span></text:p>
          <text:p text:style-name="P25"><text:span text:style-name="T5">スレッド</text:span></text:p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line draw:style-name="gr34" draw:text-style-name="P5" draw:layer="layout" svg:x1="12cm" svg:y1="6.2cm" svg:x2="9.4cm" svg:y2="6.2cm">
          <text:p/>
        </draw:line>
        <draw:frame draw:style-name="gr3" draw:text-style-name="P3" draw:layer="layout" svg:width="1.5cm" svg:height="0.962cm" svg:x="9.7cm" svg:y="5.338cm">
          <draw:text-box>
            <text:p>pull</text:p>
          </draw:text-box>
        </draw:frame>
        <draw:custom-shape draw:style-name="gr15" draw:text-style-name="P12" xml:id="id36" draw:id="id36" draw:layer="layout" svg:width="3cm" svg:height="2.2cm" svg:x="15.5cm" svg:y="7cm">
          <text:p text:style-name="P2">Storage</text:p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35" draw:text-style-name="P5" draw:layer="layout" svg:x1="14.6cm" svg:y1="6.101cm" svg:x2="17cm" svg:y2="7cm" draw:start-shape="id35" draw:start-glue-point="8" draw:end-shape="id36" draw:end-glue-point="5" svg:d="M14600 6101h2400v899" svg:viewBox="0 0 2401 900">
          <text:p/>
        </draw:connector>
        <draw:custom-shape draw:style-name="gr33" draw:text-style-name="P26" xml:id="id37" draw:id="id37" draw:layer="layout" svg:width="2.5cm" svg:height="2.199cm" svg:x="12.1cm" svg:y="10.1cm">
          <text:p text:style-name="P25"><text:span text:style-name="T5">SQL</text:span></text:p>
          <text:p text:style-name="P25"><text:span text:style-name="T5">スレッド</text:span></text:p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2" draw:text-style-name="P2" draw:layer="layout" svg:width="2.5cm" svg:height="2.199cm" svg:x="7cm" svg:y="10.1cm">
          <text:p text:style-name="P2">MySQL</text:p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draw:style-name="gr3" draw:text-style-name="P3" draw:layer="layout" svg:width="2.5cm" svg:height="0.962cm" svg:x="9.6cm" svg:y="10.338cm">
          <draw:text-box>
            <text:p>apply</text:p>
          </draw:text-box>
        </draw:frame>
        <draw:frame draw:style-name="gr3" draw:text-style-name="P3" draw:layer="layout" svg:width="7.5cm" svg:height="0.962cm" svg:x="2.5cm" svg:y="1.338cm">
          <draw:text-box>
            <text:p>MySQL Server(Primary)</text:p>
          </draw:text-box>
        </draw:frame>
        <draw:frame draw:style-name="gr14" draw:text-style-name="P3" draw:layer="layout" svg:width="5.5cm" svg:height="1.673cm" svg:x="11.1cm" svg:y="2cm">
          <draw:text-box>
            <text:p>MySQL Server(Standby)</text:p>
          </draw:text-box>
        </draw:frame>
        <draw:frame draw:style-name="gr19" draw:text-style-name="P3" draw:layer="layout" svg:width="2cm" svg:height="1.096cm" svg:x="18.6cm" svg:y="7.904cm">
          <draw:text-box>
            <text:p>　</text:p>
          </draw:text-box>
        </draw:frame>
        <draw:connector draw:style-name="gr35" draw:text-style-name="P5" draw:layer="layout" svg:x1="14.6cm" svg:y1="11.199cm" svg:x2="17cm" svg:y2="9.2cm" draw:start-shape="id37" draw:end-shape="id36" draw:end-glue-point="7" svg:d="M14600 11199h2400v-1999" svg:viewBox="0 0 2401 2000">
          <text:p/>
        </draw:connector>
        <draw:frame draw:style-name="gr3" draw:text-style-name="P3" draw:layer="layout" svg:width="1.5cm" svg:height="0.962cm" svg:x="15.7cm" svg:y="9.638cm">
          <draw:text-box>
            <text:p>pull</text:p>
          </draw:text-box>
        </draw:frame>
        <draw:line draw:style-name="gr34" draw:text-style-name="P5" draw:layer="layout" svg:x1="12cm" svg:y1="11.2cm" svg:x2="9.5cm" svg:y2="11.2cm">
          <text:p/>
        </draw:line>
        <draw:custom-shape draw:style-name="gr21" draw:text-style-name="P28" draw:layer="layout" svg:width="2cm" svg:height="2cm" svg:x="17.7cm" svg:y="6.7cm">
          <text:p text:style-name="P27"><text:span text:style-name="T6">リレー</text:span></text:p>
          <text:p text:style-name="P27"><text:span text:style-name="T6">ログ</text:span></text:p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1" draw:text-style-name="P28" draw:layer="layout" svg:width="2cm" svg:height="2cm" svg:x="17.3cm" svg:y="6.204cm">
          <text:p text:style-name="P27"><text:span text:style-name="T6">リレー</text:span></text:p>
          <text:p text:style-name="P27"><text:span text:style-name="T6">ログ</text:span></text:p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presentation:notes draw:style-name="dp2">
          <draw:page-thumbnail draw:style-name="gr8" draw:layer="layout" svg:width="19.798cm" svg:height="11.136cm" svg:x="0.6cm" svg:y="2.257cm" draw:page-number="10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標準" presentation:presentation-page-layout-name="AL1T1">
        <draw:custom-shape draw:style-name="gr11" draw:text-style-name="P2" draw:layer="layout" svg:width="6.3cm" svg:height="4.2cm" svg:x="15.7cm" svg:y="8.7cm">
          <text:p text:style-name="P2">Groonga</text:p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36" draw:text-style-name="P23" draw:layer="layout" svg:width="7cm" svg:height="3.5cm" svg:x="0.5cm" svg:y="7cm">
          <text:p text:style-name="P2">Perlアプリケーション</text:p>
          <draw:enhanced-geometry svg:viewBox="0 0 21600 21600" draw:type="rectangle" draw:enhanced-path="M 0 0 L 21600 0 21600 21600 0 21600 0 0 Z N"/>
        </draw:custom-shape>
        <draw:custom-shape draw:style-name="gr37" draw:text-style-name="P24" draw:layer="layout" svg:width="5cm" svg:height="2.5cm" svg:x="4.5cm" svg:y="9.5cm">
          <text:p text:style-name="P2">Groonga-HTTP</text:p>
          <draw:enhanced-geometry svg:viewBox="0 0 21600 21600" draw:type="rectangle" draw:enhanced-path="M 0 0 L 21600 0 21600 21600 0 21600 0 0 Z N"/>
        </draw:custom-shape>
        <draw:line draw:style-name="gr43" draw:text-style-name="P5" draw:layer="layout" svg:x1="9.5cm" svg:y1="10cm" svg:x2="15.7cm" svg:y2="10cm">
          <text:p/>
        </draw:line>
        <draw:frame draw:style-name="gr40" draw:text-style-name="P3" draw:layer="layout" svg:width="5cm" svg:height="1cm" svg:x="10cm" svg:y="9.2cm">
          <draw:text-box>
            <text:p>HTTP Request</text:p>
          </draw:text-box>
        </draw:frame>
        <draw:line draw:style-name="gr44" draw:text-style-name="P5" draw:layer="layout" svg:x1="15.7cm" svg:y1="11.5cm" svg:x2="9.5cm" svg:y2="11.5cm">
          <text:p/>
        </draw:line>
        <draw:frame draw:style-name="gr14" draw:text-style-name="P3" draw:layer="layout" svg:width="5.5cm" svg:height="1.673cm" svg:x="10cm" svg:y="10.6cm">
          <draw:text-box>
            <text:p>HTTP Response</text:p>
          </draw:text-box>
        </draw:frame>
        <presentation:notes draw:style-name="dp2">
          <draw:page-thumbnail draw:style-name="gr8" draw:layer="layout" svg:width="19.798cm" svg:height="11.136cm" svg:x="0.6cm" svg:y="2.257cm" draw:page-number="1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標準" presentation:presentation-page-layout-name="AL1T1">
        <draw:custom-shape draw:style-name="gr45" draw:text-style-name="P12" draw:layer="layout" svg:width="3.9cm" svg:height="2.2cm" svg:x="5.1cm" svg:y="10.3cm">
          <text:p text:style-name="P2">Storage</text:p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46" draw:text-style-name="P1" draw:layer="layout" svg:width="4.5cm" svg:height="1cm" svg:x="4.9cm" svg:y="1.5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4.5cm" svg:height="0.962cm" svg:x="4.9cm" svg:y="1.538cm">
          <draw:text-box>
            <text:p>Query Parser</text:p>
          </draw:text-box>
        </draw:frame>
        <draw:custom-shape draw:style-name="gr47" draw:text-style-name="P1" draw:layer="layout" svg:width="5cm" svg:height="1cm" svg:x="4.7cm" svg:y="3.2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5cm" svg:height="0.962cm" svg:x="4.7cm" svg:y="3.238cm">
          <draw:text-box>
            <text:p>Query optimizer</text:p>
          </draw:text-box>
        </draw:frame>
        <draw:custom-shape draw:style-name="gr48" draw:text-style-name="P4" draw:layer="layout" svg:width="11.5cm" svg:height="4cm" svg:x="1.5cm" svg:y="5.5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8cm" svg:height="0.962cm" svg:x="1.5cm" svg:y="5.538cm">
          <draw:text-box>
            <text:p>Storage engine（InnoDB）</text:p>
          </draw:text-box>
        </draw:frame>
        <draw:custom-shape draw:style-name="gr47" draw:text-style-name="P1" draw:layer="layout" svg:width="5cm" svg:height="1cm" svg:x="2cm" svg:y="6.5cm">
          <text:p/>
          <draw:enhanced-geometry svg:viewBox="0 0 21600 21600" draw:type="rectangle" draw:enhanced-path="M 0 0 L 21600 0 21600 21600 0 21600 0 0 Z N"/>
        </draw:custom-shape>
        <draw:frame draw:style-name="gr40" draw:text-style-name="P3" draw:layer="layout" svg:width="5cm" svg:height="1cm" svg:x="2.1cm" svg:y="6.5cm">
          <draw:text-box>
            <text:p>トランザクション</text:p>
          </draw:text-box>
        </draw:frame>
        <draw:custom-shape draw:style-name="gr49" draw:text-style-name="P1" draw:layer="layout" svg:width="2.1cm" svg:height="1cm" svg:x="2cm" svg:y="7.8cm">
          <text:p/>
          <draw:enhanced-geometry svg:viewBox="0 0 21600 21600" draw:type="rectangle" draw:enhanced-path="M 0 0 L 21600 0 21600 21600 0 21600 0 0 Z N"/>
        </draw:custom-shape>
        <draw:frame draw:style-name="gr40" draw:text-style-name="P3" draw:layer="layout" svg:width="2.5cm" svg:height="1cm" svg:x="2cm" svg:y="7.8cm">
          <draw:text-box>
            <text:p>ロック</text:p>
          </draw:text-box>
        </draw:frame>
        <draw:custom-shape draw:style-name="gr50" draw:text-style-name="P1" draw:layer="layout" svg:width="3.1cm" svg:height="1cm" svg:x="4.4cm" svg:y="7.8cm">
          <text:p/>
          <draw:enhanced-geometry svg:viewBox="0 0 21600 21600" draw:type="rectangle" draw:enhanced-path="M 0 0 L 21600 0 21600 21600 0 21600 0 0 Z N"/>
        </draw:custom-shape>
        <draw:frame draw:style-name="gr40" draw:text-style-name="P3" draw:layer="layout" svg:width="3.6cm" svg:height="1cm" svg:x="4.4cm" svg:y="7.8cm">
          <draw:text-box>
            <text:p>リカバリー</text:p>
          </draw:text-box>
        </draw:frame>
        <draw:custom-shape draw:style-name="gr46" draw:text-style-name="P1" draw:layer="layout" svg:width="4.5cm" svg:height="1cm" svg:x="8cm" svg:y="6.5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3.5cm" svg:height="0.962cm" svg:x="8.5cm" svg:y="6.538cm">
          <draw:text-box>
            <text:p>データ操作</text:p>
          </draw:text-box>
        </draw:frame>
        <draw:line draw:style-name="gr51" draw:text-style-name="P5" draw:layer="layout" svg:x1="7.1cm" svg:y1="0.5cm" svg:x2="7.1cm" svg:y2="1.6cm">
          <text:p/>
        </draw:line>
        <draw:line draw:style-name="gr51" draw:text-style-name="P5" draw:layer="layout" svg:x1="7.1cm" svg:y1="2.5cm" svg:x2="7.1cm" svg:y2="3.238cm">
          <text:p/>
        </draw:line>
        <draw:line draw:style-name="gr51" draw:text-style-name="P5" draw:layer="layout" svg:x1="7.1cm" svg:y1="4.2cm" svg:x2="7.1cm" svg:y2="5.7cm">
          <text:p/>
        </draw:line>
        <draw:line draw:style-name="gr51" draw:text-style-name="P5" draw:layer="layout" svg:x1="7.1cm" svg:y1="9.5cm" svg:x2="7.1cm" svg:y2="10.301cm">
          <text:p/>
        </draw:line>
        <draw:frame draw:style-name="gr19" draw:text-style-name="P3" draw:layer="layout" svg:width="2cm" svg:height="1.096cm" svg:x="8.8cm" svg:y="11.404cm">
          <draw:text-box>
            <text:p>　</text:p>
          </draw:text-box>
        </draw:frame>
        <draw:custom-shape draw:style-name="gr21" draw:text-style-name="P13" draw:layer="layout" svg:width="2cm" svg:height="2cm" svg:x="8cm" svg:y="10.204cm">
          <text:p text:style-name="P2">データ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1" draw:text-style-name="P13" draw:layer="layout" svg:width="2cm" svg:height="2cm" svg:x="7.5cm" svg:y="9.704cm">
          <text:p text:style-name="P2">データ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presentation:notes draw:style-name="dp2">
          <draw:page-thumbnail draw:style-name="gr8" draw:layer="layout" svg:width="19.798cm" svg:height="11.136cm" svg:x="0.6cm" svg:y="2.257cm" draw:page-number="1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IPA Pゴシック" svg:font-family="'IPA Pゴシック'" style:font-family-generic="system" style:font-pitch="variable"/>
    <style:font-face style:name="IPA明朝" svg:font-family="IPA明朝" style:font-family-generic="system" style:font-pitch="variable"/>
    <style:font-face style:name="Unifont" svg:font-family="Unifont" style:font-family-generic="system" style:font-pitch="variable"/>
    <style:font-face style:name="VL ゴシック" svg:font-family="'VL ゴシック'" style:font-family-generic="system" style:font-pitch="variable"/>
  </office:font-face-decls>
  <office:styles>
    <draw:gradient draw:name="Gradient_20_1" draw:display-name="Gradient 1" draw:style="linear" draw:start-color="#3465a4" draw:end-color="#ffffff" draw:start-intensity="100%" draw:end-intensity="100%" draw:angle="0deg" draw:border="0%"/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黃_ff09_" draw:display-name="塗りつぶし（黃）" draw:style="linear" draw:start-color="#ffde59" draw:end-color="#b47804" draw:start-intensity="100%" draw:end-intensity="100%" draw:angle="30deg" draw:border="0%"/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Arrow_20_short" draw:display-name="Arrow short" svg:viewBox="0 0 20 13" svg:d="M0 13l10-13 10 13z"/>
    <draw:marker draw:name="線の終点_20_10" draw:display-name="線の終点 10" svg:viewBox="0 0 20 20" svg:d="M0 20l10-20 10 20z"/>
    <draw:marker draw:name="線の終点_20_11" draw:display-name="線の終点 11" svg:viewBox="0 0 20 20" svg:d="M0 20l10-20 10 20z"/>
    <draw:marker draw:name="線の終点_20_17" draw:display-name="線の終点 17" svg:viewBox="0 0 20 20" svg:d="M0 20l10-20 10 20z"/>
    <draw:marker draw:name="線の終点_20_18" draw:display-name="線の終点 18" svg:viewBox="0 0 20 20" svg:d="M0 20l10-20 10 20z"/>
    <draw:marker draw:name="線の終点_20_19" draw:display-name="線の終点 19" svg:viewBox="0 0 20 20" svg:d="M0 20l10-20 10 20z"/>
    <draw:marker draw:name="線の終点_20_2" draw:display-name="線の終点 2" svg:viewBox="0 0 20 20" svg:d="M0 20l10-20 10 20z"/>
    <draw:marker draw:name="線の終点_20_21" draw:display-name="線の終点 21" svg:viewBox="0 0 20 20" svg:d="M0 20l10-20 10 20z"/>
    <draw:marker draw:name="線の終点_20_4" draw:display-name="線の終点 4" svg:viewBox="0 0 20 20" svg:d="M0 20l10-20 10 20z"/>
    <draw:marker draw:name="線の終点_20_5" draw:display-name="線の終点 5" svg:viewBox="0 0 20 20" svg:d="M0 20l10-20 10 20z"/>
    <draw:marker draw:name="線の終点_20_6" draw:display-name="線の終点 6" svg:viewBox="0 0 20 20" svg:d="M0 20l10-20 10 20z"/>
    <draw:marker draw:name="線の終点_20_7" draw:display-name="線の終点 7" svg:viewBox="0 0 20 20" svg:d="M0 20l10-20 10 20z"/>
    <draw:marker draw:name="線の終点_20_8" draw:display-name="線の終点 8" svg:viewBox="0 0 20 20" svg:d="M0 20l10-20 10 20z"/>
    <draw:marker draw:name="線の終点_20_9" draw:display-name="線の終点 9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IPA明朝" style:font-size-asian="24pt" style:language-asian="ja" style:country-asian="JP" style:font-name-complex="VL ゴシック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18pt" style:font-style-asian="normal" style:font-weight-asian="normal" style:font-name-complex="Unifont" style:font-family-complex="Unifont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2" draw:marker-end="Arrow_20_short" draw:fill="none" draw:fill-gradient-name="Gradient_20_1" draw:fill-hatch-name="Red_20_90_20_Degrees_20_Crossed_20_1" draw:fill-image-name="Bitmap_20_1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Lines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Lines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IPA Pゴシック" style:font-family-asian="'IPA Pゴシック'" style:font-family-generic-asian="system" style:font-pitch-asian="variable" style:font-size-asian="20pt" style:font-style-asian="normal" style:font-weight-asian="normal" style:font-name-complex="Unifont" style:font-family-complex="Unifont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false" style:shrink-to-fit="true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IPA Pゴシック" style:font-family-asian="'IPA Pゴシック'" style:font-family-generic-asian="system" style:font-pitch-asian="variable" style:font-size-asian="32pt" style:font-style-asian="normal" style:font-weight-asian="normal" style:font-name-complex="Unifont" style:font-family-complex="Unifont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.4cm" fo:margin-bottom="0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.3cm" fo:margin-bottom="0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.2cm" fo:margin-bottom="0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.1cm" fo:margin-bottom="0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.1cm" fo:margin-bottom="0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.1cm" fo:margin-bottom="0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.1cm" fo:margin-bottom="0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.1cm" fo:margin-bottom="0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IPA Pゴシック" style:font-family-asian="'IPA Pゴシック'" style:font-family-generic-asian="system" style:font-pitch-asian="variable" style:font-size-asian="32pt" style:font-style-asian="normal" style:font-weight-asian="normal" style:font-name-complex="Unifont" style:font-family-complex="Unifont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IPA Pゴシック" style:font-family-asian="'IPA Pゴシック'" style:font-family-generic-asian="system" style:font-pitch-asian="variable" style:font-size-asian="44pt" style:font-style-asian="normal" style:font-weight-asian="normal" style:font-name-complex="Unifont" style:font-family-complex="Unifont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標準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番号&gt;</text:page-number></text:span></text:p>
        </draw:text-box>
      </draw:frame>
    </style:handout-master>
    <style:master-page style:name="標準" style:page-layout-name="PM1" draw:style-name="Mdp1">
      <draw:frame presentation:style-name="標準-title" draw:layer="backgroundobjects" svg:width="25.199cm" svg:height="2.629cm" svg:x="1.4cm" svg:y="0.628cm" presentation:class="title" presentation:placeholder="true">
        <draw:text-box/>
      </draw:frame>
      <draw:frame presentation:style-name="標準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番号&gt;</text:page-number></text:span></text:p>
        </draw:text-box>
      </draw:frame>
      <presentation:notes style:page-layout-name="PM0">
        <draw:page-thumbnail presentation:style-name="標準-title" draw:layer="backgroundobjects" svg:width="19.798cm" svg:height="11.136cm" svg:x="0.6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3-06T22:06:00.256999977</meta:creation-date>
    <dc:date>2023-03-16T12:07:48.154262105</dc:date>
    <meta:editing-duration>PT7H3M9S</meta:editing-duration>
    <meta:editing-cycles>8</meta:editing-cycles>
    <meta:generator>LibreOffice/7.0.4.2$Linux_X86_64 LibreOffice_project/00$Build-2</meta:generator>
    <meta:document-statistic meta:object-count="283"/>
  </office:meta>
</office:document-meta>
</file>